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15 Nodes No Rul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row table:style-name="ro1">
          <table:table-cell table:style-name="ce1" office:value-type="string" table:number-columns-spanned="5" table:number-rows-spanned="1">
            <text:p>No Firewall Rules (10Mbps, 10ms delay)</text:p>
          </table:table-cell>
          <table:covered-table-cell table:number-columns-repeated="4" table:style-name="ce4"/>
        </table:table-row>
        <table:table-row table:style-name="ro1">
          <table:table-cell table:style-name="ce2" office:value-type="string">
            <text:p>PING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DEV</text:p>
          </table:table-cell>
        </table:table-row>
        <table:table-row table:style-name="ro1">
          <table:table-cell office:value-type="string">
            <text:p>h0&gt;h1</text:p>
          </table:table-cell>
          <table:table-cell office:value-type="float" office:value="82.306">
            <text:p>82.306</text:p>
          </table:table-cell>
          <table:table-cell office:value-type="float" office:value="191.029">
            <text:p>191.029</text:p>
          </table:table-cell>
          <table:table-cell office:value-type="float" office:value="515.025">
            <text:p>515.025</text:p>
          </table:table-cell>
          <table:table-cell office:value-type="float" office:value="187.061">
            <text:p>187.061</text:p>
          </table:table-cell>
        </table:table-row>
        <table:table-row table:style-name="ro1">
          <table:table-cell office:value-type="string">
            <text:p>h0&gt;h2</text:p>
          </table:table-cell>
          <table:table-cell office:value-type="float" office:value="82.364">
            <text:p>82.364</text:p>
          </table:table-cell>
          <table:table-cell office:value-type="float" office:value="193.713">
            <text:p>193.713</text:p>
          </table:table-cell>
          <table:table-cell office:value-type="float" office:value="520.817">
            <text:p>520.817</text:p>
          </table:table-cell>
          <table:table-cell office:value-type="float" office:value="188.866">
            <text:p>188.866</text:p>
          </table:table-cell>
        </table:table-row>
        <table:table-row table:style-name="ro1">
          <table:table-cell office:value-type="string">
            <text:p>h0&gt;h3</text:p>
          </table:table-cell>
          <table:table-cell office:value-type="float" office:value="82.415">
            <text:p>82.415</text:p>
          </table:table-cell>
          <table:table-cell office:value-type="float" office:value="196.461">
            <text:p>196.461</text:p>
          </table:table-cell>
          <table:table-cell office:value-type="float" office:value="534.424">
            <text:p>534.424</text:p>
          </table:table-cell>
          <table:table-cell office:value-type="float" office:value="195.127">
            <text:p>195.127</text:p>
          </table:table-cell>
        </table:table-row>
        <table:table-row table:style-name="ro1">
          <table:table-cell office:value-type="string">
            <text:p>h0&gt;h4</text:p>
          </table:table-cell>
          <table:table-cell office:value-type="float" office:value="81.762">
            <text:p>81.762</text:p>
          </table:table-cell>
          <table:table-cell office:value-type="float" office:value="197.134">
            <text:p>197.134</text:p>
          </table:table-cell>
          <table:table-cell office:value-type="float" office:value="539.247">
            <text:p>539.247</text:p>
          </table:table-cell>
          <table:table-cell office:value-type="float" office:value="197.524">
            <text:p>197.524</text:p>
          </table:table-cell>
        </table:table-row>
        <table:table-row table:style-name="ro1">
          <table:table-cell office:value-type="string">
            <text:p>h0&gt;h5</text:p>
          </table:table-cell>
          <table:table-cell office:value-type="float" office:value="82.626">
            <text:p>82.626</text:p>
          </table:table-cell>
          <table:table-cell office:value-type="float" office:value="197.479">
            <text:p>197.479</text:p>
          </table:table-cell>
          <table:table-cell office:value-type="float" office:value="538.907">
            <text:p>538.907</text:p>
          </table:table-cell>
          <table:table-cell office:value-type="float" office:value="197.124">
            <text:p>197.124</text:p>
          </table:table-cell>
        </table:table-row>
        <table:table-row table:style-name="ro1">
          <table:table-cell office:value-type="string">
            <text:p>h0&gt;h6</text:p>
          </table:table-cell>
          <table:table-cell office:value-type="float" office:value="82.724">
            <text:p>82.724</text:p>
          </table:table-cell>
          <table:table-cell office:value-type="float" office:value="198.09">
            <text:p>198.09</text:p>
          </table:table-cell>
          <table:table-cell office:value-type="float" office:value="540.443">
            <text:p>540.443</text:p>
          </table:table-cell>
          <table:table-cell office:value-type="float" office:value="197.661">
            <text:p>197.661</text:p>
          </table:table-cell>
        </table:table-row>
        <table:table-row table:style-name="ro1">
          <table:table-cell office:value-type="string">
            <text:p>h0&gt;h7</text:p>
          </table:table-cell>
          <table:table-cell office:value-type="float" office:value="82.338">
            <text:p>82.338</text:p>
          </table:table-cell>
          <table:table-cell office:value-type="float" office:value="184.304">
            <text:p>184.304</text:p>
          </table:table-cell>
          <table:table-cell office:value-type="float" office:value="486">
            <text:p>486</text:p>
          </table:table-cell>
          <table:table-cell office:value-type="float" office:value="174.188">
            <text:p>174.188</text:p>
          </table:table-cell>
        </table:table-row>
        <table:table-row table:style-name="ro1">
          <table:table-cell office:value-type="string">
            <text:p>h0&gt;h8</text:p>
          </table:table-cell>
          <table:table-cell office:value-type="float" office:value="82.24">
            <text:p>82.24</text:p>
          </table:table-cell>
          <table:table-cell office:value-type="float" office:value="198.089">
            <text:p>198.089</text:p>
          </table:table-cell>
          <table:table-cell office:value-type="float" office:value="541.894">
            <text:p>541.894</text:p>
          </table:table-cell>
          <table:table-cell office:value-type="float" office:value="198.498">
            <text:p>198.498</text:p>
          </table:table-cell>
        </table:table-row>
        <table:table-row table:style-name="ro1">
          <table:table-cell office:value-type="string">
            <text:p>h0&gt;h9</text:p>
          </table:table-cell>
          <table:table-cell office:value-type="float" office:value="82.328">
            <text:p>82.328</text:p>
          </table:table-cell>
          <table:table-cell office:value-type="float" office:value="198.602">
            <text:p>198.602</text:p>
          </table:table-cell>
          <table:table-cell office:value-type="float" office:value="544.041">
            <text:p>544.041</text:p>
          </table:table-cell>
          <table:table-cell office:value-type="float" office:value="199.443">
            <text:p>199.443</text:p>
          </table:table-cell>
        </table:table-row>
        <table:table-row table:style-name="ro1">
          <table:table-cell office:value-type="string">
            <text:p>h0&gt;h10</text:p>
          </table:table-cell>
          <table:table-cell office:value-type="float" office:value="82.484">
            <text:p>82.484</text:p>
          </table:table-cell>
          <table:table-cell office:value-type="float" office:value="181.34">
            <text:p>181.34</text:p>
          </table:table-cell>
          <table:table-cell office:value-type="float" office:value="474.758">
            <text:p>474.758</text:p>
          </table:table-cell>
          <table:table-cell office:value-type="float" office:value="169.407">
            <text:p>169.407</text:p>
          </table:table-cell>
        </table:table-row>
        <table:table-row table:style-name="ro1">
          <table:table-cell office:value-type="string">
            <text:p>h0&gt;h11</text:p>
          </table:table-cell>
          <table:table-cell office:value-type="float" office:value="82.618">
            <text:p>82.618</text:p>
          </table:table-cell>
          <table:table-cell office:value-type="float" office:value="198.215">
            <text:p>198.215</text:p>
          </table:table-cell>
          <table:table-cell office:value-type="float" office:value="540.982">
            <text:p>540.982</text:p>
          </table:table-cell>
          <table:table-cell office:value-type="float" office:value="197.902">
            <text:p>197.902</text:p>
          </table:table-cell>
        </table:table-row>
        <table:table-row table:style-name="ro1">
          <table:table-cell office:value-type="string">
            <text:p>h0&gt;h12</text:p>
          </table:table-cell>
          <table:table-cell office:value-type="float" office:value="82.256">
            <text:p>82.256</text:p>
          </table:table-cell>
          <table:table-cell office:value-type="float" office:value="199.27">
            <text:p>199.27</text:p>
          </table:table-cell>
          <table:table-cell office:value-type="float" office:value="547.045">
            <text:p>547.045</text:p>
          </table:table-cell>
          <table:table-cell office:value-type="float" office:value="200.791">
            <text:p>200.791</text:p>
          </table:table-cell>
        </table:table-row>
        <table:table-row table:style-name="ro1">
          <table:table-cell office:value-type="string">
            <text:p>h0&gt;h13</text:p>
          </table:table-cell>
          <table:table-cell office:value-type="float" office:value="82.832">
            <text:p>82.832</text:p>
          </table:table-cell>
          <table:table-cell office:value-type="float" office:value="192.524">
            <text:p>192.524</text:p>
          </table:table-cell>
          <table:table-cell office:value-type="float" office:value="517.511">
            <text:p>517.511</text:p>
          </table:table-cell>
          <table:table-cell office:value-type="float" office:value="187.635">
            <text:p>187.635</text:p>
          </table:table-cell>
        </table:table-row>
        <table:table-row table:style-name="ro1">
          <table:table-cell office:value-type="string">
            <text:p>h0&gt;h14</text:p>
          </table:table-cell>
          <table:table-cell office:value-type="float" office:value="82.362">
            <text:p>82.362</text:p>
          </table:table-cell>
          <table:table-cell office:value-type="float" office:value="188.451">
            <text:p>188.451</text:p>
          </table:table-cell>
          <table:table-cell office:value-type="float" office:value="502.212">
            <text:p>502.212</text:p>
          </table:table-cell>
          <table:table-cell office:value-type="float" office:value="181.157">
            <text:p>181.157</text:p>
          </table:table-cell>
        </table:table-row>
        <table:table-row table:style-name="ro1">
          <table:table-cell office:value-type="string">
            <text:p>h1&gt;h2</text:p>
          </table:table-cell>
          <table:table-cell office:value-type="float" office:value="82.313">
            <text:p>82.313</text:p>
          </table:table-cell>
          <table:table-cell office:value-type="float" office:value="183.406">
            <text:p>183.406</text:p>
          </table:table-cell>
          <table:table-cell office:value-type="float" office:value="483.365">
            <text:p>483.365</text:p>
          </table:table-cell>
          <table:table-cell office:value-type="float" office:value="173.184">
            <text:p>173.184</text:p>
          </table:table-cell>
        </table:table-row>
        <table:table-row table:style-name="ro1">
          <table:table-cell office:value-type="string">
            <text:p>h1&gt;h3</text:p>
          </table:table-cell>
          <table:table-cell office:value-type="float" office:value="82.334">
            <text:p>82.334</text:p>
          </table:table-cell>
          <table:table-cell office:value-type="float" office:value="189.174">
            <text:p>189.174</text:p>
          </table:table-cell>
          <table:table-cell office:value-type="float" office:value="506.93">
            <text:p>506.93</text:p>
          </table:table-cell>
          <table:table-cell office:value-type="float" office:value="183.459">
            <text:p>183.459</text:p>
          </table:table-cell>
        </table:table-row>
        <table:table-row table:style-name="ro1">
          <table:table-cell office:value-type="string">
            <text:p>h1&gt;h4</text:p>
          </table:table-cell>
          <table:table-cell office:value-type="float" office:value="82.812">
            <text:p>82.812</text:p>
          </table:table-cell>
          <table:table-cell office:value-type="float" office:value="196.46">
            <text:p>196.46</text:p>
          </table:table-cell>
          <table:table-cell office:value-type="float" office:value="534.326">
            <text:p>534.326</text:p>
          </table:table-cell>
          <table:table-cell office:value-type="float" office:value="195.069">
            <text:p>195.069</text:p>
          </table:table-cell>
        </table:table-row>
        <table:table-row table:style-name="ro1">
          <table:table-cell office:value-type="string">
            <text:p>h1&gt;h5</text:p>
          </table:table-cell>
          <table:table-cell office:value-type="float" office:value="82.301">
            <text:p>82.301</text:p>
          </table:table-cell>
          <table:table-cell office:value-type="float" office:value="206.717">
            <text:p>206.717</text:p>
          </table:table-cell>
          <table:table-cell office:value-type="float" office:value="576.451">
            <text:p>576.451</text:p>
          </table:table-cell>
          <table:table-cell office:value-type="float" office:value="213.469">
            <text:p>213.469</text:p>
          </table:table-cell>
        </table:table-row>
        <table:table-row table:style-name="ro1">
          <table:table-cell office:value-type="string">
            <text:p>h1&gt;h6</text:p>
          </table:table-cell>
          <table:table-cell office:value-type="float" office:value="82.465">
            <text:p>82.465</text:p>
          </table:table-cell>
          <table:table-cell office:value-type="float" office:value="195.214">
            <text:p>195.214</text:p>
          </table:table-cell>
          <table:table-cell office:value-type="float" office:value="530.988">
            <text:p>530.988</text:p>
          </table:table-cell>
          <table:table-cell office:value-type="float" office:value="193.861">
            <text:p>193.861</text:p>
          </table:table-cell>
        </table:table-row>
        <table:table-row table:style-name="ro1">
          <table:table-cell office:value-type="string">
            <text:p>h1&gt;h7</text:p>
          </table:table-cell>
          <table:table-cell office:value-type="float" office:value="81.756">
            <text:p>81.756</text:p>
          </table:table-cell>
          <table:table-cell office:value-type="float" office:value="207.394">
            <text:p>207.394</text:p>
          </table:table-cell>
          <table:table-cell office:value-type="float" office:value="580.599">
            <text:p>580.599</text:p>
          </table:table-cell>
          <table:table-cell office:value-type="float" office:value="215.472">
            <text:p>215.472</text:p>
          </table:table-cell>
        </table:table-row>
        <table:table-row table:style-name="ro1">
          <table:table-cell office:value-type="string">
            <text:p>h1&gt;h8</text:p>
          </table:table-cell>
          <table:table-cell office:value-type="float" office:value="83.046">
            <text:p>83.046</text:p>
          </table:table-cell>
          <table:table-cell office:value-type="float" office:value="188.235">
            <text:p>188.235</text:p>
          </table:table-cell>
          <table:table-cell office:value-type="float" office:value="501.728">
            <text:p>501.728</text:p>
          </table:table-cell>
          <table:table-cell office:value-type="float" office:value="180.996">
            <text:p>180.996</text:p>
          </table:table-cell>
        </table:table-row>
        <table:table-row table:style-name="ro1">
          <table:table-cell office:value-type="string">
            <text:p>h1&gt;h9</text:p>
          </table:table-cell>
          <table:table-cell office:value-type="float" office:value="82.42">
            <text:p>82.42</text:p>
          </table:table-cell>
          <table:table-cell office:value-type="float" office:value="204.553">
            <text:p>204.553</text:p>
          </table:table-cell>
          <table:table-cell office:value-type="float" office:value="567.607">
            <text:p>567.607</text:p>
          </table:table-cell>
          <table:table-cell office:value-type="float" office:value="209.613">
            <text:p>209.613</text:p>
          </table:table-cell>
        </table:table-row>
        <table:table-row table:style-name="ro1">
          <table:table-cell office:value-type="string">
            <text:p>h1&gt;h10</text:p>
          </table:table-cell>
          <table:table-cell office:value-type="float" office:value="83.453">
            <text:p>83.453</text:p>
          </table:table-cell>
          <table:table-cell office:value-type="float" office:value="185.341">
            <text:p>185.341</text:p>
          </table:table-cell>
          <table:table-cell office:value-type="float" office:value="489.595">
            <text:p>489.595</text:p>
          </table:table-cell>
          <table:table-cell office:value-type="float" office:value="175.661">
            <text:p>175.661</text:p>
          </table:table-cell>
        </table:table-row>
        <table:table-row table:style-name="ro1">
          <table:table-cell office:value-type="string">
            <text:p>h1&gt;h11</text:p>
          </table:table-cell>
          <table:table-cell office:value-type="float" office:value="82.197">
            <text:p>82.197</text:p>
          </table:table-cell>
          <table:table-cell office:value-type="float" office:value="186.768">
            <text:p>186.768</text:p>
          </table:table-cell>
          <table:table-cell office:value-type="float" office:value="496.49">
            <text:p>496.49</text:p>
          </table:table-cell>
          <table:table-cell office:value-type="float" office:value="178.821">
            <text:p>178.821</text:p>
          </table:table-cell>
        </table:table-row>
        <table:table-row table:style-name="ro1">
          <table:table-cell office:value-type="string">
            <text:p>h1&gt;h12</text:p>
          </table:table-cell>
          <table:table-cell office:value-type="float" office:value="82.335">
            <text:p>82.335</text:p>
          </table:table-cell>
          <table:table-cell office:value-type="float" office:value="189.205">
            <text:p>189.205</text:p>
          </table:table-cell>
          <table:table-cell office:value-type="float" office:value="506.816">
            <text:p>506.816</text:p>
          </table:table-cell>
          <table:table-cell office:value-type="float" office:value="183.374">
            <text:p>183.374</text:p>
          </table:table-cell>
        </table:table-row>
        <table:table-row table:style-name="ro1">
          <table:table-cell office:value-type="string">
            <text:p>h1&gt;h13</text:p>
          </table:table-cell>
          <table:table-cell office:value-type="float" office:value="82.957">
            <text:p>82.957</text:p>
          </table:table-cell>
          <table:table-cell office:value-type="float" office:value="180.246">
            <text:p>180.246</text:p>
          </table:table-cell>
          <table:table-cell office:value-type="float" office:value="470.316">
            <text:p>470.316</text:p>
          </table:table-cell>
          <table:table-cell office:value-type="float" office:value="167.472">
            <text:p>167.472</text:p>
          </table:table-cell>
        </table:table-row>
        <table:table-row table:style-name="ro1">
          <table:table-cell office:value-type="string">
            <text:p>h1&gt;h14</text:p>
          </table:table-cell>
          <table:table-cell office:value-type="float" office:value="82.254">
            <text:p>82.254</text:p>
          </table:table-cell>
          <table:table-cell office:value-type="float" office:value="194.76">
            <text:p>194.76</text:p>
          </table:table-cell>
          <table:table-cell office:value-type="float" office:value="529.56">
            <text:p>529.56</text:p>
          </table:table-cell>
          <table:table-cell office:value-type="float" office:value="193.299">
            <text:p>193.299</text:p>
          </table:table-cell>
        </table:table-row>
        <table:table-row table:style-name="ro1">
          <table:table-cell office:value-type="string">
            <text:p>h2&gt;h3</text:p>
          </table:table-cell>
          <table:table-cell office:value-type="float" office:value="82.423">
            <text:p>82.423</text:p>
          </table:table-cell>
          <table:table-cell office:value-type="float" office:value="198.625">
            <text:p>198.625</text:p>
          </table:table-cell>
          <table:table-cell office:value-type="float" office:value="543.756">
            <text:p>543.756</text:p>
          </table:table-cell>
          <table:table-cell office:value-type="float" office:value="199.263">
            <text:p>199.263</text:p>
          </table:table-cell>
        </table:table-row>
        <table:table-row table:style-name="ro1">
          <table:table-cell office:value-type="string">
            <text:p>h2&gt;h4</text:p>
          </table:table-cell>
          <table:table-cell office:value-type="float" office:value="83.993">
            <text:p>83.993</text:p>
          </table:table-cell>
          <table:table-cell office:value-type="float" office:value="197.697">
            <text:p>197.697</text:p>
          </table:table-cell>
          <table:table-cell office:value-type="float" office:value="536.588">
            <text:p>536.588</text:p>
          </table:table-cell>
          <table:table-cell office:value-type="float" office:value="195.659">
            <text:p>195.659</text:p>
          </table:table-cell>
        </table:table-row>
        <table:table-row table:style-name="ro1">
          <table:table-cell office:value-type="string">
            <text:p>h2&gt;h5</text:p>
          </table:table-cell>
          <table:table-cell office:value-type="float" office:value="82.431">
            <text:p>82.431</text:p>
          </table:table-cell>
          <table:table-cell office:value-type="float" office:value="192.64">
            <text:p>192.64</text:p>
          </table:table-cell>
          <table:table-cell office:value-type="float" office:value="519.543">
            <text:p>519.543</text:p>
          </table:table-cell>
          <table:table-cell office:value-type="float" office:value="188.74">
            <text:p>188.74</text:p>
          </table:table-cell>
        </table:table-row>
        <table:table-row table:style-name="ro1">
          <table:table-cell office:value-type="string">
            <text:p>h2&gt;h6</text:p>
          </table:table-cell>
          <table:table-cell office:value-type="float" office:value="82.961">
            <text:p>82.961</text:p>
          </table:table-cell>
          <table:table-cell office:value-type="float" office:value="189.504">
            <text:p>189.504</text:p>
          </table:table-cell>
          <table:table-cell office:value-type="float" office:value="506.415">
            <text:p>506.415</text:p>
          </table:table-cell>
          <table:table-cell office:value-type="float" office:value="182.971">
            <text:p>182.971</text:p>
          </table:table-cell>
        </table:table-row>
        <table:table-row table:style-name="ro1">
          <table:table-cell office:value-type="string">
            <text:p>h2&gt;h7</text:p>
          </table:table-cell>
          <table:table-cell office:value-type="float" office:value="83.34">
            <text:p>83.34</text:p>
          </table:table-cell>
          <table:table-cell office:value-type="float" office:value="193.913">
            <text:p>193.913</text:p>
          </table:table-cell>
          <table:table-cell office:value-type="float" office:value="523.199">
            <text:p>523.199</text:p>
          </table:table-cell>
          <table:table-cell office:value-type="float" office:value="190.114">
            <text:p>190.114</text:p>
          </table:table-cell>
        </table:table-row>
        <table:table-row table:style-name="ro1">
          <table:table-cell office:value-type="string">
            <text:p>h2&gt;h8</text:p>
          </table:table-cell>
          <table:table-cell office:value-type="float" office:value="82.338">
            <text:p>82.338</text:p>
          </table:table-cell>
          <table:table-cell office:value-type="float" office:value="193.431">
            <text:p>193.431</text:p>
          </table:table-cell>
          <table:table-cell office:value-type="float" office:value="523.441">
            <text:p>523.441</text:p>
          </table:table-cell>
          <table:table-cell office:value-type="float" office:value="190.533">
            <text:p>190.533</text:p>
          </table:table-cell>
        </table:table-row>
        <table:table-row table:style-name="ro1">
          <table:table-cell office:value-type="string">
            <text:p>h2&gt;h9</text:p>
          </table:table-cell>
          <table:table-cell office:value-type="float" office:value="83.06">
            <text:p>83.06</text:p>
          </table:table-cell>
          <table:table-cell office:value-type="float" office:value="202.484">
            <text:p>202.484</text:p>
          </table:table-cell>
          <table:table-cell office:value-type="float" office:value="557.994">
            <text:p>557.994</text:p>
          </table:table-cell>
          <table:table-cell office:value-type="float" office:value="205.256">
            <text:p>205.256</text:p>
          </table:table-cell>
        </table:table-row>
        <table:table-row table:style-name="ro1">
          <table:table-cell office:value-type="string">
            <text:p>h2&gt;h10</text:p>
          </table:table-cell>
          <table:table-cell office:value-type="float" office:value="82.428">
            <text:p>82.428</text:p>
          </table:table-cell>
          <table:table-cell office:value-type="float" office:value="191.026">
            <text:p>191.026</text:p>
          </table:table-cell>
          <table:table-cell office:value-type="float" office:value="514.19">
            <text:p>514.19</text:p>
          </table:table-cell>
          <table:table-cell office:value-type="float" office:value="186.581">
            <text:p>186.581</text:p>
          </table:table-cell>
        </table:table-row>
        <table:table-row table:style-name="ro1">
          <table:table-cell office:value-type="string">
            <text:p>h2&gt;h11</text:p>
          </table:table-cell>
          <table:table-cell office:value-type="float" office:value="82.317">
            <text:p>82.317</text:p>
          </table:table-cell>
          <table:table-cell office:value-type="float" office:value="190.158">
            <text:p>190.158</text:p>
          </table:table-cell>
          <table:table-cell office:value-type="float" office:value="510.171">
            <text:p>510.171</text:p>
          </table:table-cell>
          <table:table-cell office:value-type="float" office:value="184.765">
            <text:p>184.765</text:p>
          </table:table-cell>
        </table:table-row>
        <table:table-row table:style-name="ro1">
          <table:table-cell office:value-type="string">
            <text:p>h2&gt;h12</text:p>
          </table:table-cell>
          <table:table-cell office:value-type="float" office:value="82.871">
            <text:p>82.871</text:p>
          </table:table-cell>
          <table:table-cell office:value-type="float" office:value="196.151">
            <text:p>196.151</text:p>
          </table:table-cell>
          <table:table-cell office:value-type="float" office:value="533.622">
            <text:p>533.622</text:p>
          </table:table-cell>
          <table:table-cell office:value-type="float" office:value="194.841">
            <text:p>194.841</text:p>
          </table:table-cell>
        </table:table-row>
        <table:table-row table:style-name="ro1">
          <table:table-cell office:value-type="string">
            <text:p>h2&gt;h13</text:p>
          </table:table-cell>
          <table:table-cell office:value-type="float" office:value="82.361">
            <text:p>82.361</text:p>
          </table:table-cell>
          <table:table-cell office:value-type="float" office:value="186.924">
            <text:p>186.924</text:p>
          </table:table-cell>
          <table:table-cell office:value-type="float" office:value="498.317">
            <text:p>498.317</text:p>
          </table:table-cell>
          <table:table-cell office:value-type="float" office:value="179.785">
            <text:p>179.785</text:p>
          </table:table-cell>
        </table:table-row>
        <table:table-row table:style-name="ro1">
          <table:table-cell office:value-type="string">
            <text:p>h2&gt;h14</text:p>
          </table:table-cell>
          <table:table-cell office:value-type="float" office:value="83.103">
            <text:p>83.103</text:p>
          </table:table-cell>
          <table:table-cell office:value-type="float" office:value="190.376">
            <text:p>190.376</text:p>
          </table:table-cell>
          <table:table-cell office:value-type="float" office:value="510.472">
            <text:p>510.472</text:p>
          </table:table-cell>
          <table:table-cell office:value-type="float" office:value="184.808">
            <text:p>184.808</text:p>
          </table:table-cell>
        </table:table-row>
        <table:table-row table:style-name="ro1">
          <table:table-cell office:value-type="string">
            <text:p>h3&gt;h4</text:p>
          </table:table-cell>
          <table:table-cell office:value-type="float" office:value="82.453">
            <text:p>82.453</text:p>
          </table:table-cell>
          <table:table-cell office:value-type="float" office:value="193.556">
            <text:p>193.556</text:p>
          </table:table-cell>
          <table:table-cell office:value-type="float" office:value="523.407">
            <text:p>523.407</text:p>
          </table:table-cell>
          <table:table-cell office:value-type="float" office:value="190.441">
            <text:p>190.441</text:p>
          </table:table-cell>
        </table:table-row>
        <table:table-row table:style-name="ro1">
          <table:table-cell office:value-type="string">
            <text:p>h3&gt;h5</text:p>
          </table:table-cell>
          <table:table-cell office:value-type="float" office:value="82.548">
            <text:p>82.548</text:p>
          </table:table-cell>
          <table:table-cell office:value-type="float" office:value="186.067">
            <text:p>186.067</text:p>
          </table:table-cell>
          <table:table-cell office:value-type="float" office:value="492.314">
            <text:p>492.314</text:p>
          </table:table-cell>
          <table:table-cell office:value-type="float" office:value="176.819">
            <text:p>176.819</text:p>
          </table:table-cell>
        </table:table-row>
        <table:table-row table:style-name="ro1">
          <table:table-cell office:value-type="string">
            <text:p>h3&gt;h6</text:p>
          </table:table-cell>
          <table:table-cell office:value-type="float" office:value="83.141">
            <text:p>83.141</text:p>
          </table:table-cell>
          <table:table-cell office:value-type="float" office:value="185.116">
            <text:p>185.116</text:p>
          </table:table-cell>
          <table:table-cell office:value-type="float" office:value="488.18">
            <text:p>488.18</text:p>
          </table:table-cell>
          <table:table-cell office:value-type="float" office:value="174.976">
            <text:p>174.976</text:p>
          </table:table-cell>
        </table:table-row>
        <table:table-row table:style-name="ro1">
          <table:table-cell office:value-type="string">
            <text:p>h3&gt;h7</text:p>
          </table:table-cell>
          <table:table-cell office:value-type="float" office:value="82.944">
            <text:p>82.944</text:p>
          </table:table-cell>
          <table:table-cell office:value-type="float" office:value="206.224">
            <text:p>206.224</text:p>
          </table:table-cell>
          <table:table-cell office:value-type="float" office:value="572.1">
            <text:p>572.1</text:p>
          </table:table-cell>
          <table:table-cell office:value-type="float" office:value="211.243">
            <text:p>211.243</text:p>
          </table:table-cell>
        </table:table-row>
        <table:table-row table:style-name="ro1">
          <table:table-cell office:value-type="string">
            <text:p>h3&gt;h8</text:p>
          </table:table-cell>
          <table:table-cell office:value-type="float" office:value="83.129">
            <text:p>83.129</text:p>
          </table:table-cell>
          <table:table-cell office:value-type="float" office:value="189.064">
            <text:p>189.064</text:p>
          </table:table-cell>
          <table:table-cell office:value-type="float" office:value="504.244">
            <text:p>504.244</text:p>
          </table:table-cell>
          <table:table-cell office:value-type="float" office:value="181.971">
            <text:p>181.971</text:p>
          </table:table-cell>
        </table:table-row>
        <table:table-row table:style-name="ro1">
          <table:table-cell office:value-type="string">
            <text:p>h3&gt;h9</text:p>
          </table:table-cell>
          <table:table-cell office:value-type="float" office:value="82.326">
            <text:p>82.326</text:p>
          </table:table-cell>
          <table:table-cell office:value-type="float" office:value="194.784">
            <text:p>194.784</text:p>
          </table:table-cell>
          <table:table-cell office:value-type="float" office:value="529.145">
            <text:p>529.145</text:p>
          </table:table-cell>
          <table:table-cell office:value-type="float" office:value="193.045">
            <text:p>193.045</text:p>
          </table:table-cell>
        </table:table-row>
        <table:table-row table:style-name="ro1">
          <table:table-cell office:value-type="string">
            <text:p>h3&gt;h10</text:p>
          </table:table-cell>
          <table:table-cell office:value-type="float" office:value="83.248">
            <text:p>83.248</text:p>
          </table:table-cell>
          <table:table-cell office:value-type="float" office:value="192.242">
            <text:p>192.242</text:p>
          </table:table-cell>
          <table:table-cell office:value-type="float" office:value="516.207">
            <text:p>516.207</text:p>
          </table:table-cell>
          <table:table-cell office:value-type="float" office:value="187.044">
            <text:p>187.044</text:p>
          </table:table-cell>
        </table:table-row>
        <table:table-row table:style-name="ro1">
          <table:table-cell office:value-type="string">
            <text:p>h3&gt;h11</text:p>
          </table:table-cell>
          <table:table-cell office:value-type="float" office:value="81.829">
            <text:p>81.829</text:p>
          </table:table-cell>
          <table:table-cell office:value-type="float" office:value="188.349">
            <text:p>188.349</text:p>
          </table:table-cell>
          <table:table-cell office:value-type="float" office:value="503.973">
            <text:p>503.973</text:p>
          </table:table-cell>
          <table:table-cell office:value-type="float" office:value="182.229">
            <text:p>182.229</text:p>
          </table:table-cell>
        </table:table-row>
        <table:table-row table:style-name="ro1">
          <table:table-cell office:value-type="string">
            <text:p>h3&gt;h12</text:p>
          </table:table-cell>
          <table:table-cell office:value-type="float" office:value="82.453">
            <text:p>82.453</text:p>
          </table:table-cell>
          <table:table-cell office:value-type="float" office:value="189.677">
            <text:p>189.677</text:p>
          </table:table-cell>
          <table:table-cell office:value-type="float" office:value="507.574">
            <text:p>507.574</text:p>
          </table:table-cell>
          <table:table-cell office:value-type="float" office:value="183.539">
            <text:p>183.539</text:p>
          </table:table-cell>
        </table:table-row>
        <table:table-row table:style-name="ro1">
          <table:table-cell office:value-type="string">
            <text:p>h3&gt;h13</text:p>
          </table:table-cell>
          <table:table-cell office:value-type="float" office:value="82.384">
            <text:p>82.384</text:p>
          </table:table-cell>
          <table:table-cell office:value-type="float" office:value="197.227">
            <text:p>197.227</text:p>
          </table:table-cell>
          <table:table-cell office:value-type="float" office:value="538.572">
            <text:p>538.572</text:p>
          </table:table-cell>
          <table:table-cell office:value-type="float" office:value="197.079">
            <text:p>197.079</text:p>
          </table:table-cell>
        </table:table-row>
        <table:table-row table:style-name="ro1">
          <table:table-cell office:value-type="string">
            <text:p>h3&gt;h14</text:p>
          </table:table-cell>
          <table:table-cell office:value-type="float" office:value="82.765">
            <text:p>82.765</text:p>
          </table:table-cell>
          <table:table-cell office:value-type="float" office:value="202.218">
            <text:p>202.218</text:p>
          </table:table-cell>
          <table:table-cell office:value-type="float" office:value="558.427">
            <text:p>558.427</text:p>
          </table:table-cell>
          <table:table-cell office:value-type="float" office:value="205.658">
            <text:p>205.658</text:p>
          </table:table-cell>
        </table:table-row>
        <table:table-row table:style-name="ro1">
          <table:table-cell office:value-type="string">
            <text:p>h4&gt;h5</text:p>
          </table:table-cell>
          <table:table-cell office:value-type="float" office:value="82.257">
            <text:p>82.257</text:p>
          </table:table-cell>
          <table:table-cell office:value-type="float" office:value="179.892">
            <text:p>179.892</text:p>
          </table:table-cell>
          <table:table-cell office:value-type="float" office:value="469.735">
            <text:p>469.735</text:p>
          </table:table-cell>
          <table:table-cell office:value-type="float" office:value="167.344">
            <text:p>167.344</text:p>
          </table:table-cell>
        </table:table-row>
        <table:table-row table:style-name="ro1">
          <table:table-cell office:value-type="string">
            <text:p>h4&gt;h6</text:p>
          </table:table-cell>
          <table:table-cell office:value-type="float" office:value="82.351">
            <text:p>82.351</text:p>
          </table:table-cell>
          <table:table-cell office:value-type="float" office:value="189.949">
            <text:p>189.949</text:p>
          </table:table-cell>
          <table:table-cell office:value-type="float" office:value="509.786">
            <text:p>509.786</text:p>
          </table:table-cell>
          <table:table-cell office:value-type="float" office:value="184.659">
            <text:p>184.659</text:p>
          </table:table-cell>
        </table:table-row>
        <table:table-row table:style-name="ro1">
          <table:table-cell office:value-type="string">
            <text:p>h4&gt;h7</text:p>
          </table:table-cell>
          <table:table-cell office:value-type="float" office:value="82.591">
            <text:p>82.591</text:p>
          </table:table-cell>
          <table:table-cell office:value-type="float" office:value="183.808">
            <text:p>183.808</text:p>
          </table:table-cell>
          <table:table-cell office:value-type="float" office:value="485.014">
            <text:p>485.014</text:p>
          </table:table-cell>
          <table:table-cell office:value-type="float" office:value="173.904">
            <text:p>173.904</text:p>
          </table:table-cell>
        </table:table-row>
        <table:table-row table:style-name="ro1">
          <table:table-cell office:value-type="string">
            <text:p>h4&gt;h8</text:p>
          </table:table-cell>
          <table:table-cell office:value-type="float" office:value="82.422">
            <text:p>82.422</text:p>
          </table:table-cell>
          <table:table-cell office:value-type="float" office:value="205.327">
            <text:p>205.327</text:p>
          </table:table-cell>
          <table:table-cell office:value-type="float" office:value="570.426">
            <text:p>570.426</text:p>
          </table:table-cell>
          <table:table-cell office:value-type="float" office:value="210.793">
            <text:p>210.793</text:p>
          </table:table-cell>
        </table:table-row>
        <table:table-row table:style-name="ro1">
          <table:table-cell office:value-type="string">
            <text:p>h4&gt;h9</text:p>
          </table:table-cell>
          <table:table-cell office:value-type="float" office:value="82.465">
            <text:p>82.465</text:p>
          </table:table-cell>
          <table:table-cell office:value-type="float" office:value="204.594">
            <text:p>204.594</text:p>
          </table:table-cell>
          <table:table-cell office:value-type="float" office:value="565.672">
            <text:p>565.672</text:p>
          </table:table-cell>
          <table:table-cell office:value-type="float" office:value="208.474">
            <text:p>208.474</text:p>
          </table:table-cell>
        </table:table-row>
        <table:table-row table:style-name="ro1">
          <table:table-cell office:value-type="string">
            <text:p>h4&gt;h10</text:p>
          </table:table-cell>
          <table:table-cell office:value-type="float" office:value="83.521">
            <text:p>83.521</text:p>
          </table:table-cell>
          <table:table-cell office:value-type="float" office:value="184.27">
            <text:p>184.27</text:p>
          </table:table-cell>
          <table:table-cell office:value-type="float" office:value="483.354">
            <text:p>483.354</text:p>
          </table:table-cell>
          <table:table-cell office:value-type="float" office:value="172.68">
            <text:p>172.68</text:p>
          </table:table-cell>
        </table:table-row>
        <table:table-row table:style-name="ro1">
          <table:table-cell office:value-type="string">
            <text:p>h4&gt;h11</text:p>
          </table:table-cell>
          <table:table-cell office:value-type="float" office:value="83.214">
            <text:p>83.214</text:p>
          </table:table-cell>
          <table:table-cell office:value-type="float" office:value="198.229">
            <text:p>198.229</text:p>
          </table:table-cell>
          <table:table-cell office:value-type="float" office:value="541.66">
            <text:p>541.66</text:p>
          </table:table-cell>
          <table:table-cell office:value-type="float" office:value="198.28">
            <text:p>198.28</text:p>
          </table:table-cell>
        </table:table-row>
        <table:table-row table:style-name="ro1">
          <table:table-cell office:value-type="string">
            <text:p>h4&gt;h12</text:p>
          </table:table-cell>
          <table:table-cell office:value-type="float" office:value="82.259">
            <text:p>82.259</text:p>
          </table:table-cell>
          <table:table-cell office:value-type="float" office:value="204.753">
            <text:p>204.753</text:p>
          </table:table-cell>
          <table:table-cell office:value-type="float" office:value="567.26">
            <text:p>567.26</text:p>
          </table:table-cell>
          <table:table-cell office:value-type="float" office:value="209.296">
            <text:p>209.296</text:p>
          </table:table-cell>
        </table:table-row>
        <table:table-row table:style-name="ro1">
          <table:table-cell office:value-type="string">
            <text:p>h4&gt;h13</text:p>
          </table:table-cell>
          <table:table-cell office:value-type="float" office:value="82.325">
            <text:p>82.325</text:p>
          </table:table-cell>
          <table:table-cell office:value-type="float" office:value="185.112">
            <text:p>185.112</text:p>
          </table:table-cell>
          <table:table-cell office:value-type="float" office:value="490.019">
            <text:p>490.019</text:p>
          </table:table-cell>
          <table:table-cell office:value-type="float" office:value="176.044">
            <text:p>176.044</text:p>
          </table:table-cell>
        </table:table-row>
        <table:table-row table:style-name="ro1">
          <table:table-cell office:value-type="string">
            <text:p>h4&gt;h14</text:p>
          </table:table-cell>
          <table:table-cell office:value-type="float" office:value="82.597">
            <text:p>82.597</text:p>
          </table:table-cell>
          <table:table-cell office:value-type="float" office:value="205.819">
            <text:p>205.819</text:p>
          </table:table-cell>
          <table:table-cell office:value-type="float" office:value="572.547">
            <text:p>572.547</text:p>
          </table:table-cell>
          <table:table-cell office:value-type="float" office:value="211.732">
            <text:p>211.732</text:p>
          </table:table-cell>
        </table:table-row>
        <table:table-row table:style-name="ro1">
          <table:table-cell office:value-type="string">
            <text:p>h5&gt;h6</text:p>
          </table:table-cell>
          <table:table-cell office:value-type="float" office:value="83.223">
            <text:p>83.223</text:p>
          </table:table-cell>
          <table:table-cell office:value-type="float" office:value="198.185">
            <text:p>198.185</text:p>
          </table:table-cell>
          <table:table-cell office:value-type="float" office:value="541.848">
            <text:p>541.848</text:p>
          </table:table-cell>
          <table:table-cell office:value-type="float" office:value="198.414">
            <text:p>198.414</text:p>
          </table:table-cell>
        </table:table-row>
        <table:table-row table:style-name="ro1">
          <table:table-cell office:value-type="string">
            <text:p>h5&gt;h7</text:p>
          </table:table-cell>
          <table:table-cell office:value-type="float" office:value="82.468">
            <text:p>82.468</text:p>
          </table:table-cell>
          <table:table-cell office:value-type="float" office:value="193.422">
            <text:p>193.422</text:p>
          </table:table-cell>
          <table:table-cell office:value-type="float" office:value="523.259">
            <text:p>523.259</text:p>
          </table:table-cell>
          <table:table-cell office:value-type="float" office:value="190.433">
            <text:p>190.433</text:p>
          </table:table-cell>
        </table:table-row>
        <table:table-row table:style-name="ro1">
          <table:table-cell office:value-type="string">
            <text:p>h5&gt;h8</text:p>
          </table:table-cell>
          <table:table-cell office:value-type="float" office:value="82.147">
            <text:p>82.147</text:p>
          </table:table-cell>
          <table:table-cell office:value-type="float" office:value="189.065">
            <text:p>189.065</text:p>
          </table:table-cell>
          <table:table-cell office:value-type="float" office:value="507.247">
            <text:p>507.247</text:p>
          </table:table-cell>
          <table:table-cell office:value-type="float" office:value="183.704">
            <text:p>183.704</text:p>
          </table:table-cell>
        </table:table-row>
        <table:table-row table:style-name="ro1">
          <table:table-cell office:value-type="string">
            <text:p>h5&gt;h9</text:p>
          </table:table-cell>
          <table:table-cell office:value-type="float" office:value="83.318">
            <text:p>83.318</text:p>
          </table:table-cell>
          <table:table-cell office:value-type="float" office:value="182.327">
            <text:p>182.327</text:p>
          </table:table-cell>
          <table:table-cell office:value-type="float" office:value="477.573">
            <text:p>477.573</text:p>
          </table:table-cell>
          <table:table-cell office:value-type="float" office:value="170.461">
            <text:p>170.461</text:p>
          </table:table-cell>
        </table:table-row>
        <table:table-row table:style-name="ro1">
          <table:table-cell office:value-type="string">
            <text:p>h5&gt;h10</text:p>
          </table:table-cell>
          <table:table-cell office:value-type="float" office:value="82.996">
            <text:p>82.996</text:p>
          </table:table-cell>
          <table:table-cell office:value-type="float" office:value="192.026">
            <text:p>192.026</text:p>
          </table:table-cell>
          <table:table-cell office:value-type="float" office:value="516.968">
            <text:p>516.968</text:p>
          </table:table-cell>
          <table:table-cell office:value-type="float" office:value="187.607">
            <text:p>187.607</text:p>
          </table:table-cell>
        </table:table-row>
        <table:table-row table:style-name="ro1">
          <table:table-cell office:value-type="string">
            <text:p>h5&gt;h11</text:p>
          </table:table-cell>
          <table:table-cell office:value-type="float" office:value="82.215">
            <text:p>82.215</text:p>
          </table:table-cell>
          <table:table-cell office:value-type="float" office:value="187.042">
            <text:p>187.042</text:p>
          </table:table-cell>
          <table:table-cell office:value-type="float" office:value="499.041">
            <text:p>499.041</text:p>
          </table:table-cell>
          <table:table-cell office:value-type="float" office:value="180.135">
            <text:p>180.135</text:p>
          </table:table-cell>
        </table:table-row>
        <table:table-row table:style-name="ro1">
          <table:table-cell office:value-type="string">
            <text:p>h5&gt;h12</text:p>
          </table:table-cell>
          <table:table-cell office:value-type="float" office:value="82.925">
            <text:p>82.925</text:p>
          </table:table-cell>
          <table:table-cell office:value-type="float" office:value="190.758">
            <text:p>190.758</text:p>
          </table:table-cell>
          <table:table-cell office:value-type="float" office:value="512.583">
            <text:p>512.583</text:p>
          </table:table-cell>
          <table:table-cell office:value-type="float" office:value="185.806">
            <text:p>185.806</text:p>
          </table:table-cell>
        </table:table-row>
        <table:table-row table:style-name="ro1">
          <table:table-cell office:value-type="string">
            <text:p>h5&gt;h13</text:p>
          </table:table-cell>
          <table:table-cell office:value-type="float" office:value="83.057">
            <text:p>83.057</text:p>
          </table:table-cell>
          <table:table-cell office:value-type="float" office:value="188.951">
            <text:p>188.951</text:p>
          </table:table-cell>
          <table:table-cell office:value-type="float" office:value="504.079">
            <text:p>504.079</text:p>
          </table:table-cell>
          <table:table-cell office:value-type="float" office:value="181.941">
            <text:p>181.941</text:p>
          </table:table-cell>
        </table:table-row>
        <table:table-row table:style-name="ro1">
          <table:table-cell office:value-type="string">
            <text:p>h5&gt;h14</text:p>
          </table:table-cell>
          <table:table-cell office:value-type="float" office:value="82.49">
            <text:p>82.49</text:p>
          </table:table-cell>
          <table:table-cell office:value-type="float" office:value="190.328">
            <text:p>190.328</text:p>
          </table:table-cell>
          <table:table-cell office:value-type="float" office:value="509.096">
            <text:p>509.096</text:p>
          </table:table-cell>
          <table:table-cell office:value-type="float" office:value="184.045">
            <text:p>184.045</text:p>
          </table:table-cell>
        </table:table-row>
        <table:table-row table:style-name="ro1">
          <table:table-cell office:value-type="string">
            <text:p>h6&gt;h7</text:p>
          </table:table-cell>
          <table:table-cell office:value-type="float" office:value="82.54">
            <text:p>82.54</text:p>
          </table:table-cell>
          <table:table-cell office:value-type="float" office:value="187.593">
            <text:p>187.593</text:p>
          </table:table-cell>
          <table:table-cell office:value-type="float" office:value="500.935">
            <text:p>500.935</text:p>
          </table:table-cell>
          <table:table-cell office:value-type="float" office:value="180.909">
            <text:p>180.909</text:p>
          </table:table-cell>
        </table:table-row>
        <table:table-row table:style-name="ro1">
          <table:table-cell office:value-type="string">
            <text:p>h6&gt;h8</text:p>
          </table:table-cell>
          <table:table-cell office:value-type="float" office:value="82.596">
            <text:p>82.596</text:p>
          </table:table-cell>
          <table:table-cell office:value-type="float" office:value="186.006">
            <text:p>186.006</text:p>
          </table:table-cell>
          <table:table-cell office:value-type="float" office:value="491.888">
            <text:p>491.888</text:p>
          </table:table-cell>
          <table:table-cell office:value-type="float" office:value="176.603">
            <text:p>176.603</text:p>
          </table:table-cell>
        </table:table-row>
        <table:table-row table:style-name="ro1">
          <table:table-cell office:value-type="string">
            <text:p>h6&gt;h9</text:p>
          </table:table-cell>
          <table:table-cell office:value-type="float" office:value="82.411">
            <text:p>82.411</text:p>
          </table:table-cell>
          <table:table-cell office:value-type="float" office:value="206.872">
            <text:p>206.872</text:p>
          </table:table-cell>
          <table:table-cell office:value-type="float" office:value="577.925">
            <text:p>577.925</text:p>
          </table:table-cell>
          <table:table-cell office:value-type="float" office:value="214.229">
            <text:p>214.229</text:p>
          </table:table-cell>
        </table:table-row>
        <table:table-row table:style-name="ro1">
          <table:table-cell office:value-type="string">
            <text:p>h6&gt;h10</text:p>
          </table:table-cell>
          <table:table-cell office:value-type="float" office:value="82.307">
            <text:p>82.307</text:p>
          </table:table-cell>
          <table:table-cell office:value-type="float" office:value="187.651">
            <text:p>187.651</text:p>
          </table:table-cell>
          <table:table-cell office:value-type="float" office:value="489.093">
            <text:p>489.093</text:p>
          </table:table-cell>
          <table:table-cell office:value-type="float" office:value="174.12">
            <text:p>174.12</text:p>
          </table:table-cell>
        </table:table-row>
        <table:table-row table:style-name="ro1">
          <table:table-cell office:value-type="string">
            <text:p>h6&gt;h11</text:p>
          </table:table-cell>
          <table:table-cell office:value-type="float" office:value="82.556">
            <text:p>82.556</text:p>
          </table:table-cell>
          <table:table-cell office:value-type="float" office:value="195.822">
            <text:p>195.822</text:p>
          </table:table-cell>
          <table:table-cell office:value-type="float" office:value="532.717">
            <text:p>532.717</text:p>
          </table:table-cell>
          <table:table-cell office:value-type="float" office:value="194.508">
            <text:p>194.508</text:p>
          </table:table-cell>
        </table:table-row>
        <table:table-row table:style-name="ro1">
          <table:table-cell office:value-type="string">
            <text:p>h6&gt;h12</text:p>
          </table:table-cell>
          <table:table-cell office:value-type="float" office:value="82.111">
            <text:p>82.111</text:p>
          </table:table-cell>
          <table:table-cell office:value-type="float" office:value="199.324">
            <text:p>199.324</text:p>
          </table:table-cell>
          <table:table-cell office:value-type="float" office:value="546.635">
            <text:p>546.635</text:p>
          </table:table-cell>
          <table:table-cell office:value-type="float" office:value="200.526">
            <text:p>200.526</text:p>
          </table:table-cell>
        </table:table-row>
        <table:table-row table:style-name="ro1">
          <table:table-cell office:value-type="string">
            <text:p>h6&gt;h13</text:p>
          </table:table-cell>
          <table:table-cell office:value-type="float" office:value="82.481">
            <text:p>82.481</text:p>
          </table:table-cell>
          <table:table-cell office:value-type="float" office:value="184.947">
            <text:p>184.947</text:p>
          </table:table-cell>
          <table:table-cell office:value-type="float" office:value="487.683">
            <text:p>487.683</text:p>
          </table:table-cell>
          <table:table-cell office:value-type="float" office:value="174.789">
            <text:p>174.789</text:p>
          </table:table-cell>
        </table:table-row>
        <table:table-row table:style-name="ro1">
          <table:table-cell office:value-type="string">
            <text:p>h6&gt;h14</text:p>
          </table:table-cell>
          <table:table-cell office:value-type="float" office:value="82.579">
            <text:p>82.579</text:p>
          </table:table-cell>
          <table:table-cell office:value-type="float" office:value="196.606">
            <text:p>196.606</text:p>
          </table:table-cell>
          <table:table-cell office:value-type="float" office:value="533.645">
            <text:p>533.645</text:p>
          </table:table-cell>
          <table:table-cell office:value-type="float" office:value="194.596">
            <text:p>194.596</text:p>
          </table:table-cell>
        </table:table-row>
        <table:table-row table:style-name="ro1">
          <table:table-cell office:value-type="string">
            <text:p>h7&gt;h8</text:p>
          </table:table-cell>
          <table:table-cell office:value-type="float" office:value="82.514">
            <text:p>82.514</text:p>
          </table:table-cell>
          <table:table-cell office:value-type="float" office:value="194.706">
            <text:p>194.706</text:p>
          </table:table-cell>
          <table:table-cell office:value-type="float" office:value="526.884">
            <text:p>526.884</text:p>
          </table:table-cell>
          <table:table-cell office:value-type="float" office:value="191.786">
            <text:p>191.786</text:p>
          </table:table-cell>
        </table:table-row>
        <table:table-row table:style-name="ro1">
          <table:table-cell office:value-type="string">
            <text:p>h7&gt;h9</text:p>
          </table:table-cell>
          <table:table-cell office:value-type="float" office:value="82.103">
            <text:p>82.103</text:p>
          </table:table-cell>
          <table:table-cell office:value-type="float" office:value="207.777">
            <text:p>207.777</text:p>
          </table:table-cell>
          <table:table-cell office:value-type="float" office:value="579.518">
            <text:p>579.518</text:p>
          </table:table-cell>
          <table:table-cell office:value-type="float" office:value="214.634">
            <text:p>214.634</text:p>
          </table:table-cell>
        </table:table-row>
        <table:table-row table:style-name="ro1">
          <table:table-cell office:value-type="string">
            <text:p>h7&gt;h10</text:p>
          </table:table-cell>
          <table:table-cell office:value-type="float" office:value="82.279">
            <text:p>82.279</text:p>
          </table:table-cell>
          <table:table-cell office:value-type="float" office:value="194.362">
            <text:p>194.362</text:p>
          </table:table-cell>
          <table:table-cell office:value-type="float" office:value="525.026">
            <text:p>525.026</text:p>
          </table:table-cell>
          <table:table-cell office:value-type="float" office:value="190.913">
            <text:p>190.913</text:p>
          </table:table-cell>
        </table:table-row>
        <table:table-row table:style-name="ro1">
          <table:table-cell office:value-type="string">
            <text:p>h7&gt;h11</text:p>
          </table:table-cell>
          <table:table-cell office:value-type="float" office:value="82.408">
            <text:p>82.408</text:p>
          </table:table-cell>
          <table:table-cell office:value-type="float" office:value="196.99">
            <text:p>196.99</text:p>
          </table:table-cell>
          <table:table-cell office:value-type="float" office:value="537.489">
            <text:p>537.489</text:p>
          </table:table-cell>
          <table:table-cell office:value-type="float" office:value="196.589">
            <text:p>196.589</text:p>
          </table:table-cell>
        </table:table-row>
        <table:table-row table:style-name="ro1">
          <table:table-cell office:value-type="string">
            <text:p>h7&gt;h12</text:p>
          </table:table-cell>
          <table:table-cell office:value-type="float" office:value="82.187">
            <text:p>82.187</text:p>
          </table:table-cell>
          <table:table-cell office:value-type="float" office:value="204.033">
            <text:p>204.033</text:p>
          </table:table-cell>
          <table:table-cell office:value-type="float" office:value="564.16">
            <text:p>564.16</text:p>
          </table:table-cell>
          <table:table-cell office:value-type="float" office:value="207.924">
            <text:p>207.924</text:p>
          </table:table-cell>
        </table:table-row>
        <table:table-row table:style-name="ro1">
          <table:table-cell office:value-type="string">
            <text:p>h7&gt;h13</text:p>
          </table:table-cell>
          <table:table-cell office:value-type="float" office:value="82.372">
            <text:p>82.372</text:p>
          </table:table-cell>
          <table:table-cell office:value-type="float" office:value="195.265">
            <text:p>195.265</text:p>
          </table:table-cell>
          <table:table-cell office:value-type="float" office:value="530.114">
            <text:p>530.114</text:p>
          </table:table-cell>
          <table:table-cell office:value-type="float" office:value="193.33">
            <text:p>193.33</text:p>
          </table:table-cell>
        </table:table-row>
        <table:table-row table:style-name="ro1">
          <table:table-cell office:value-type="string">
            <text:p>h7&gt;h14</text:p>
          </table:table-cell>
          <table:table-cell office:value-type="float" office:value="82.031">
            <text:p>82.031</text:p>
          </table:table-cell>
          <table:table-cell office:value-type="float" office:value="199.548">
            <text:p>199.548</text:p>
          </table:table-cell>
          <table:table-cell office:value-type="float" office:value="549.211">
            <text:p>549.211</text:p>
          </table:table-cell>
          <table:table-cell office:value-type="float" office:value="201.88">
            <text:p>201.88</text:p>
          </table:table-cell>
        </table:table-row>
        <table:table-row table:style-name="ro1">
          <table:table-cell office:value-type="string">
            <text:p>h8&gt;h9</text:p>
          </table:table-cell>
          <table:table-cell office:value-type="float" office:value="82.709">
            <text:p>82.709</text:p>
          </table:table-cell>
          <table:table-cell office:value-type="float" office:value="205.238">
            <text:p>205.238</text:p>
          </table:table-cell>
          <table:table-cell office:value-type="float" office:value="568.637">
            <text:p>568.637</text:p>
          </table:table-cell>
          <table:table-cell office:value-type="float" office:value="209.815">
            <text:p>209.815</text:p>
          </table:table-cell>
        </table:table-row>
        <table:table-row table:style-name="ro1">
          <table:table-cell office:value-type="string">
            <text:p>h8&gt;h10</text:p>
          </table:table-cell>
          <table:table-cell office:value-type="float" office:value="82.115">
            <text:p>82.115</text:p>
          </table:table-cell>
          <table:table-cell office:value-type="float" office:value="193.715">
            <text:p>193.715</text:p>
          </table:table-cell>
          <table:table-cell office:value-type="float" office:value="524.182">
            <text:p>524.182</text:p>
          </table:table-cell>
          <table:table-cell office:value-type="float" office:value="190.801">
            <text:p>190.801</text:p>
          </table:table-cell>
        </table:table-row>
        <table:table-row table:style-name="ro1">
          <table:table-cell office:value-type="string">
            <text:p>h8&gt;h11</text:p>
          </table:table-cell>
          <table:table-cell office:value-type="float" office:value="82.42">
            <text:p>82.42</text:p>
          </table:table-cell>
          <table:table-cell office:value-type="float" office:value="193.076">
            <text:p>193.076</text:p>
          </table:table-cell>
          <table:table-cell office:value-type="float" office:value="521.832">
            <text:p>521.832</text:p>
          </table:table-cell>
          <table:table-cell office:value-type="float" office:value="189.811">
            <text:p>189.811</text:p>
          </table:table-cell>
        </table:table-row>
        <table:table-row table:style-name="ro1">
          <table:table-cell office:value-type="string">
            <text:p>h8&gt;h12</text:p>
          </table:table-cell>
          <table:table-cell office:value-type="float" office:value="82.516">
            <text:p>82.516</text:p>
          </table:table-cell>
          <table:table-cell office:value-type="float" office:value="194.206">
            <text:p>194.206</text:p>
          </table:table-cell>
          <table:table-cell office:value-type="float" office:value="526.186">
            <text:p>526.186</text:p>
          </table:table-cell>
          <table:table-cell office:value-type="float" office:value="191.67">
            <text:p>191.67</text:p>
          </table:table-cell>
        </table:table-row>
        <table:table-row table:style-name="ro1">
          <table:table-cell office:value-type="string">
            <text:p>h8&gt;h13</text:p>
          </table:table-cell>
          <table:table-cell office:value-type="float" office:value="82.536">
            <text:p>82.536</text:p>
          </table:table-cell>
          <table:table-cell office:value-type="float" office:value="191.868">
            <text:p>191.868</text:p>
          </table:table-cell>
          <table:table-cell office:value-type="float" office:value="517.636">
            <text:p>517.636</text:p>
          </table:table-cell>
          <table:table-cell office:value-type="float" office:value="188.084">
            <text:p>188.084</text:p>
          </table:table-cell>
        </table:table-row>
        <table:table-row table:style-name="ro1">
          <table:table-cell office:value-type="string">
            <text:p>h8&gt;h14</text:p>
          </table:table-cell>
          <table:table-cell office:value-type="float" office:value="83.273">
            <text:p>83.273</text:p>
          </table:table-cell>
          <table:table-cell office:value-type="float" office:value="194.901">
            <text:p>194.901</text:p>
          </table:table-cell>
          <table:table-cell office:value-type="float" office:value="527.78">
            <text:p>527.78</text:p>
          </table:table-cell>
          <table:table-cell office:value-type="float" office:value="192.189">
            <text:p>192.189</text:p>
          </table:table-cell>
        </table:table-row>
        <table:table-row table:style-name="ro1">
          <table:table-cell office:value-type="string">
            <text:p>h9&gt;h10</text:p>
          </table:table-cell>
          <table:table-cell office:value-type="float" office:value="82.649">
            <text:p>82.649</text:p>
          </table:table-cell>
          <table:table-cell office:value-type="float" office:value="198.687">
            <text:p>198.687</text:p>
          </table:table-cell>
          <table:table-cell office:value-type="float" office:value="544.49">
            <text:p>544.49</text:p>
          </table:table-cell>
          <table:table-cell office:value-type="float" office:value="199.65">
            <text:p>199.65</text:p>
          </table:table-cell>
        </table:table-row>
        <table:table-row table:style-name="ro1">
          <table:table-cell office:value-type="string">
            <text:p>h9&gt;h11</text:p>
          </table:table-cell>
          <table:table-cell office:value-type="float" office:value="82.482">
            <text:p>82.482</text:p>
          </table:table-cell>
          <table:table-cell office:value-type="float" office:value="185.941">
            <text:p>185.941</text:p>
          </table:table-cell>
          <table:table-cell office:value-type="float" office:value="493.109">
            <text:p>493.109</text:p>
          </table:table-cell>
          <table:table-cell office:value-type="float" office:value="177.346">
            <text:p>177.346</text:p>
          </table:table-cell>
        </table:table-row>
        <table:table-row table:style-name="ro1">
          <table:table-cell office:value-type="string">
            <text:p>h9&gt;h12</text:p>
          </table:table-cell>
          <table:table-cell office:value-type="float" office:value="82.789">
            <text:p>82.789</text:p>
          </table:table-cell>
          <table:table-cell office:value-type="float" office:value="193.022">
            <text:p>193.022</text:p>
          </table:table-cell>
          <table:table-cell office:value-type="float" office:value="518.391">
            <text:p>518.391</text:p>
          </table:table-cell>
          <table:table-cell office:value-type="float" office:value="187.862">
            <text:p>187.862</text:p>
          </table:table-cell>
        </table:table-row>
        <table:table-row table:style-name="ro1">
          <table:table-cell office:value-type="string">
            <text:p>h9&gt;h13</text:p>
          </table:table-cell>
          <table:table-cell office:value-type="float" office:value="82.371">
            <text:p>82.371</text:p>
          </table:table-cell>
          <table:table-cell office:value-type="float" office:value="192.267">
            <text:p>192.267</text:p>
          </table:table-cell>
          <table:table-cell office:value-type="float" office:value="519.127">
            <text:p>519.127</text:p>
          </table:table-cell>
          <table:table-cell office:value-type="float" office:value="188.715">
            <text:p>188.715</text:p>
          </table:table-cell>
        </table:table-row>
        <table:table-row table:style-name="ro1">
          <table:table-cell office:value-type="string">
            <text:p>h9&gt;h14</text:p>
          </table:table-cell>
          <table:table-cell office:value-type="float" office:value="82.436">
            <text:p>82.436</text:p>
          </table:table-cell>
          <table:table-cell office:value-type="float" office:value="194.496">
            <text:p>194.496</text:p>
          </table:table-cell>
          <table:table-cell office:value-type="float" office:value="528.452">
            <text:p>528.452</text:p>
          </table:table-cell>
          <table:table-cell office:value-type="float" office:value="192.81">
            <text:p>192.81</text:p>
          </table:table-cell>
        </table:table-row>
        <table:table-row table:style-name="ro1">
          <table:table-cell office:value-type="string">
            <text:p>h10&gt;h11</text:p>
          </table:table-cell>
          <table:table-cell office:value-type="float" office:value="82.233">
            <text:p>82.233</text:p>
          </table:table-cell>
          <table:table-cell office:value-type="float" office:value="190.582">
            <text:p>190.582</text:p>
          </table:table-cell>
          <table:table-cell office:value-type="float" office:value="511.726">
            <text:p>511.726</text:p>
          </table:table-cell>
          <table:table-cell office:value-type="float" office:value="185.418">
            <text:p>185.418</text:p>
          </table:table-cell>
        </table:table-row>
        <table:table-row table:style-name="ro1">
          <table:table-cell office:value-type="string">
            <text:p>h10&gt;h12</text:p>
          </table:table-cell>
          <table:table-cell office:value-type="float" office:value="82.365">
            <text:p>82.365</text:p>
          </table:table-cell>
          <table:table-cell office:value-type="float" office:value="197.258">
            <text:p>197.258</text:p>
          </table:table-cell>
          <table:table-cell office:value-type="float" office:value="537.087">
            <text:p>537.087</text:p>
          </table:table-cell>
          <table:table-cell office:value-type="float" office:value="196.205">
            <text:p>196.205</text:p>
          </table:table-cell>
        </table:table-row>
        <table:table-row table:style-name="ro1">
          <table:table-cell office:value-type="string">
            <text:p>h10&gt;h13</text:p>
          </table:table-cell>
          <table:table-cell office:value-type="float" office:value="82.371">
            <text:p>82.371</text:p>
          </table:table-cell>
          <table:table-cell office:value-type="float" office:value="197.25">
            <text:p>197.25</text:p>
          </table:table-cell>
          <table:table-cell office:value-type="float" office:value="537.269">
            <text:p>537.269</text:p>
          </table:table-cell>
          <table:table-cell office:value-type="float" office:value="196.315">
            <text:p>196.315</text:p>
          </table:table-cell>
        </table:table-row>
        <table:table-row table:style-name="ro1">
          <table:table-cell office:value-type="string">
            <text:p>h10&gt;h14</text:p>
          </table:table-cell>
          <table:table-cell office:value-type="float" office:value="82.412">
            <text:p>82.412</text:p>
          </table:table-cell>
          <table:table-cell office:value-type="float" office:value="198.343">
            <text:p>198.343</text:p>
          </table:table-cell>
          <table:table-cell office:value-type="float" office:value="542.852">
            <text:p>542.852</text:p>
          </table:table-cell>
          <table:table-cell office:value-type="float" office:value="198.906">
            <text:p>198.906</text:p>
          </table:table-cell>
        </table:table-row>
        <table:table-row table:style-name="ro1">
          <table:table-cell office:value-type="string">
            <text:p>h11&gt;h12</text:p>
          </table:table-cell>
          <table:table-cell office:value-type="float" office:value="82.212">
            <text:p>82.212</text:p>
          </table:table-cell>
          <table:table-cell office:value-type="float" office:value="186.961">
            <text:p>186.961</text:p>
          </table:table-cell>
          <table:table-cell office:value-type="float" office:value="498.201">
            <text:p>498.201</text:p>
          </table:table-cell>
          <table:table-cell office:value-type="float" office:value="179.698">
            <text:p>179.698</text:p>
          </table:table-cell>
        </table:table-row>
        <table:table-row table:style-name="ro1">
          <table:table-cell office:value-type="string">
            <text:p>h11&gt;h13</text:p>
          </table:table-cell>
          <table:table-cell office:value-type="float" office:value="82.553">
            <text:p>82.553</text:p>
          </table:table-cell>
          <table:table-cell office:value-type="float" office:value="183.24">
            <text:p>183.24</text:p>
          </table:table-cell>
          <table:table-cell office:value-type="float" office:value="480.541">
            <text:p>480.541</text:p>
          </table:table-cell>
          <table:table-cell office:value-type="float" office:value="171.651">
            <text:p>171.651</text:p>
          </table:table-cell>
        </table:table-row>
        <table:table-row table:style-name="ro1">
          <table:table-cell office:value-type="string">
            <text:p>h11&gt;h14</text:p>
          </table:table-cell>
          <table:table-cell office:value-type="float" office:value="83.049">
            <text:p>83.049</text:p>
          </table:table-cell>
          <table:table-cell office:value-type="float" office:value="205.329">
            <text:p>205.329</text:p>
          </table:table-cell>
          <table:table-cell office:value-type="float" office:value="569.021">
            <text:p>569.021</text:p>
          </table:table-cell>
          <table:table-cell office:value-type="float" office:value="209.98">
            <text:p>209.98</text:p>
          </table:table-cell>
        </table:table-row>
        <table:table-row table:style-name="ro1">
          <table:table-cell office:value-type="string">
            <text:p>h12&gt;h13</text:p>
          </table:table-cell>
          <table:table-cell office:value-type="float" office:value="82.279">
            <text:p>82.279</text:p>
          </table:table-cell>
          <table:table-cell office:value-type="float" office:value="192.285">
            <text:p>192.285</text:p>
          </table:table-cell>
          <table:table-cell office:value-type="float" office:value="519.925">
            <text:p>519.925</text:p>
          </table:table-cell>
          <table:table-cell office:value-type="float" office:value="189.164">
            <text:p>189.164</text:p>
          </table:table-cell>
        </table:table-row>
        <table:table-row table:style-name="ro1">
          <table:table-cell office:value-type="string">
            <text:p>h12&gt;h14</text:p>
          </table:table-cell>
          <table:table-cell office:value-type="float" office:value="82.843">
            <text:p>82.843</text:p>
          </table:table-cell>
          <table:table-cell office:value-type="float" office:value="194.357">
            <text:p>194.357</text:p>
          </table:table-cell>
          <table:table-cell office:value-type="float" office:value="527.04">
            <text:p>527.04</text:p>
          </table:table-cell>
          <table:table-cell office:value-type="float" office:value="192.076">
            <text:p>192.076</text:p>
          </table:table-cell>
        </table:table-row>
        <table:table-row table:style-name="ro1">
          <table:table-cell office:value-type="string">
            <text:p>h13&gt;h14</text:p>
          </table:table-cell>
          <table:table-cell office:value-type="float" office:value="82.49">
            <text:p>82.49</text:p>
          </table:table-cell>
          <table:table-cell office:value-type="float" office:value="201.631">
            <text:p>201.631</text:p>
          </table:table-cell>
          <table:table-cell office:value-type="float" office:value="554.788">
            <text:p>554.788</text:p>
          </table:table-cell>
          <table:table-cell office:value-type="float" office:value="203.898">
            <text:p>203.898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4" office:value-type="string">
            <text:p>Average:</text:p>
          </table:table-cell>
          <table:table-cell table:style-name="ce4" table:formula="of:=AVERAGE([.B3:.B107])" office:value-type="float" office:value="82.5577428571429">
            <text:p>82.5577428571</text:p>
          </table:table-cell>
          <table:table-cell table:style-name="ce4" table:formula="of:=AVERAGE([.C3:.C107])" office:value-type="float" office:value="193.76799047619">
            <text:p>193.7679904762</text:p>
          </table:table-cell>
          <table:table-cell table:style-name="ce4" table:formula="of:=AVERAGE([.D3:.D107])" office:value-type="float" office:value="523.983714285714">
            <text:p>523.9837142857</text:p>
          </table:table-cell>
          <table:table-cell table:style-name="ce4" table:formula="of:=AVERAGE([.E3:.E107])" office:value-type="float" office:value="190.653771428572">
            <text:p>190.6537714286</text:p>
          </table:table-cell>
        </table:table-row>
      </table:table>
      <table:table table:name="15 nodes All with Rules" table:style-name="ta1">
        <table:table-column table:style-name="co5" table:number-columns-repeated="5" table:default-cell-style-name="ce3"/>
        <table:table-row table:style-name="ro1">
          <table:table-cell table:style-name="ce1" office:value-type="string" table:number-columns-spanned="5" table:number-rows-spanned="1">
            <text:p>All with same Firewall Rule (Blocking: 10.0.0.1)</text:p>
          </table:table-cell>
          <table:covered-table-cell table:number-columns-repeated="4" table:style-name="ce4"/>
        </table:table-row>
        <table:table-row table:style-name="ro1">
          <table:table-cell table:style-name="ce1" office:value-type="string" table:number-columns-spanned="5" table:number-rows-spanned="1">
            <text:p>TC = 10Mbps, 10ms delay</text:p>
          </table:table-cell>
          <table:covered-table-cell table:number-columns-repeated="4" table:style-name="ce4"/>
        </table:table-row>
        <table:table-row table:style-name="ro1">
          <table:table-cell table:style-name="ce2" office:value-type="string">
            <text:p>PING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DEV</text:p>
          </table:table-cell>
        </table:table-row>
        <table:table-row table:style-name="ro1">
          <table:table-cell office:value-type="string">
            <text:p>h0&gt;h1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2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3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4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5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6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7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8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9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10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11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12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13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14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1&gt;h2</text:p>
          </table:table-cell>
          <table:table-cell office:value-type="float" office:value="82.341">
            <text:p>82.341</text:p>
          </table:table-cell>
          <table:table-cell office:value-type="float" office:value="189.851">
            <text:p>189.851</text:p>
          </table:table-cell>
          <table:table-cell office:value-type="float" office:value="508.809">
            <text:p>508.809</text:p>
          </table:table-cell>
          <table:table-cell office:value-type="float" office:value="184.155">
            <text:p>184.155</text:p>
          </table:table-cell>
        </table:table-row>
        <table:table-row table:style-name="ro1">
          <table:table-cell office:value-type="string">
            <text:p>h1&gt;h3</text:p>
          </table:table-cell>
          <table:table-cell office:value-type="float" office:value="82.251">
            <text:p>82.251</text:p>
          </table:table-cell>
          <table:table-cell office:value-type="float" office:value="188.703">
            <text:p>188.703</text:p>
          </table:table-cell>
          <table:table-cell office:value-type="float" office:value="506.053">
            <text:p>506.053</text:p>
          </table:table-cell>
          <table:table-cell office:value-type="float" office:value="183.224">
            <text:p>183.224</text:p>
          </table:table-cell>
        </table:table-row>
        <table:table-row table:style-name="ro1">
          <table:table-cell office:value-type="string">
            <text:p>h1&gt;h4</text:p>
          </table:table-cell>
          <table:table-cell office:value-type="float" office:value="83.13">
            <text:p>83.13</text:p>
          </table:table-cell>
          <table:table-cell office:value-type="float" office:value="193.161">
            <text:p>193.161</text:p>
          </table:table-cell>
          <table:table-cell office:value-type="float" office:value="521.136">
            <text:p>521.136</text:p>
          </table:table-cell>
          <table:table-cell office:value-type="float" office:value="189.358">
            <text:p>189.358</text:p>
          </table:table-cell>
        </table:table-row>
        <table:table-row table:style-name="ro1">
          <table:table-cell office:value-type="string">
            <text:p>h1&gt;h5</text:p>
          </table:table-cell>
          <table:table-cell office:value-type="float" office:value="82.865">
            <text:p>82.865</text:p>
          </table:table-cell>
          <table:table-cell office:value-type="float" office:value="195.628">
            <text:p>195.628</text:p>
          </table:table-cell>
          <table:table-cell office:value-type="float" office:value="531.156">
            <text:p>531.156</text:p>
          </table:table-cell>
          <table:table-cell office:value-type="float" office:value="193.719">
            <text:p>193.719</text:p>
          </table:table-cell>
        </table:table-row>
        <table:table-row table:style-name="ro1">
          <table:table-cell office:value-type="string">
            <text:p>h1&gt;h6</text:p>
          </table:table-cell>
          <table:table-cell office:value-type="float" office:value="82.664">
            <text:p>82.664</text:p>
          </table:table-cell>
          <table:table-cell office:value-type="float" office:value="197.394">
            <text:p>197.394</text:p>
          </table:table-cell>
          <table:table-cell office:value-type="float" office:value="537.089">
            <text:p>537.089</text:p>
          </table:table-cell>
          <table:table-cell office:value-type="float" office:value="196.125">
            <text:p>196.125</text:p>
          </table:table-cell>
        </table:table-row>
        <table:table-row table:style-name="ro1">
          <table:table-cell office:value-type="string">
            <text:p>h1&gt;h7</text:p>
          </table:table-cell>
          <table:table-cell office:value-type="float" office:value="82.834">
            <text:p>82.834</text:p>
          </table:table-cell>
          <table:table-cell office:value-type="float" office:value="188.263">
            <text:p>188.263</text:p>
          </table:table-cell>
          <table:table-cell office:value-type="float" office:value="502.493">
            <text:p>502.493</text:p>
          </table:table-cell>
          <table:table-cell office:value-type="float" office:value="181.421">
            <text:p>181.421</text:p>
          </table:table-cell>
        </table:table-row>
        <table:table-row table:style-name="ro1">
          <table:table-cell office:value-type="string">
            <text:p>h1&gt;h8</text:p>
          </table:table-cell>
          <table:table-cell office:value-type="float" office:value="82.21">
            <text:p>82.21</text:p>
          </table:table-cell>
          <table:table-cell office:value-type="float" office:value="194.919">
            <text:p>194.919</text:p>
          </table:table-cell>
          <table:table-cell office:value-type="float" office:value="529.728">
            <text:p>529.728</text:p>
          </table:table-cell>
          <table:table-cell office:value-type="float" office:value="193.305">
            <text:p>193.305</text:p>
          </table:table-cell>
        </table:table-row>
        <table:table-row table:style-name="ro1">
          <table:table-cell office:value-type="string">
            <text:p>h1&gt;h9</text:p>
          </table:table-cell>
          <table:table-cell office:value-type="float" office:value="82.257">
            <text:p>82.257</text:p>
          </table:table-cell>
          <table:table-cell office:value-type="float" office:value="203.904">
            <text:p>203.904</text:p>
          </table:table-cell>
          <table:table-cell office:value-type="float" office:value="565.137">
            <text:p>565.137</text:p>
          </table:table-cell>
          <table:table-cell office:value-type="float" office:value="208.561">
            <text:p>208.561</text:p>
          </table:table-cell>
        </table:table-row>
        <table:table-row table:style-name="ro1">
          <table:table-cell office:value-type="string">
            <text:p>h1&gt;h10</text:p>
          </table:table-cell>
          <table:table-cell office:value-type="float" office:value="82.194">
            <text:p>82.194</text:p>
          </table:table-cell>
          <table:table-cell office:value-type="float" office:value="190.131">
            <text:p>190.131</text:p>
          </table:table-cell>
          <table:table-cell office:value-type="float" office:value="511.047">
            <text:p>511.047</text:p>
          </table:table-cell>
          <table:table-cell office:value-type="float" office:value="185.283">
            <text:p>185.283</text:p>
          </table:table-cell>
        </table:table-row>
        <table:table-row table:style-name="ro1">
          <table:table-cell office:value-type="string">
            <text:p>h1&gt;h11</text:p>
          </table:table-cell>
          <table:table-cell office:value-type="float" office:value="83.112">
            <text:p>83.112</text:p>
          </table:table-cell>
          <table:table-cell office:value-type="float" office:value="189.247">
            <text:p>189.247</text:p>
          </table:table-cell>
          <table:table-cell office:value-type="float" office:value="505.742">
            <text:p>505.742</text:p>
          </table:table-cell>
          <table:table-cell office:value-type="float" office:value="182.729">
            <text:p>182.729</text:p>
          </table:table-cell>
        </table:table-row>
        <table:table-row table:style-name="ro1">
          <table:table-cell office:value-type="string">
            <text:p>h1&gt;h12</text:p>
          </table:table-cell>
          <table:table-cell office:value-type="float" office:value="82.365">
            <text:p>82.365</text:p>
          </table:table-cell>
          <table:table-cell office:value-type="float" office:value="189.641">
            <text:p>189.641</text:p>
          </table:table-cell>
          <table:table-cell office:value-type="float" office:value="508.056">
            <text:p>508.056</text:p>
          </table:table-cell>
          <table:table-cell office:value-type="float" office:value="183.84">
            <text:p>183.84</text:p>
          </table:table-cell>
        </table:table-row>
        <table:table-row table:style-name="ro1">
          <table:table-cell office:value-type="string">
            <text:p>h1&gt;h13</text:p>
          </table:table-cell>
          <table:table-cell office:value-type="float" office:value="82.275">
            <text:p>82.275</text:p>
          </table:table-cell>
          <table:table-cell office:value-type="float" office:value="204.803">
            <text:p>204.803</text:p>
          </table:table-cell>
          <table:table-cell office:value-type="float" office:value="568.304">
            <text:p>568.304</text:p>
          </table:table-cell>
          <table:table-cell office:value-type="float" office:value="209.87">
            <text:p>209.87</text:p>
          </table:table-cell>
        </table:table-row>
        <table:table-row table:style-name="ro1">
          <table:table-cell office:value-type="string">
            <text:p>h1&gt;h14</text:p>
          </table:table-cell>
          <table:table-cell office:value-type="float" office:value="82.28">
            <text:p>82.28</text:p>
          </table:table-cell>
          <table:table-cell office:value-type="float" office:value="181.76">
            <text:p>181.76</text:p>
          </table:table-cell>
          <table:table-cell office:value-type="float" office:value="476.746">
            <text:p>476.746</text:p>
          </table:table-cell>
          <table:table-cell office:value-type="float" office:value="170.312">
            <text:p>170.312</text:p>
          </table:table-cell>
        </table:table-row>
        <table:table-row table:style-name="ro1">
          <table:table-cell office:value-type="string">
            <text:p>h2&gt;h3</text:p>
          </table:table-cell>
          <table:table-cell office:value-type="float" office:value="82.182">
            <text:p>82.182</text:p>
          </table:table-cell>
          <table:table-cell office:value-type="float" office:value="189.768">
            <text:p>189.768</text:p>
          </table:table-cell>
          <table:table-cell office:value-type="float" office:value="508.842">
            <text:p>508.842</text:p>
          </table:table-cell>
          <table:table-cell office:value-type="float" office:value="184.221">
            <text:p>184.221</text:p>
          </table:table-cell>
        </table:table-row>
        <table:table-row table:style-name="ro1">
          <table:table-cell office:value-type="string">
            <text:p>h2&gt;h4</text:p>
          </table:table-cell>
          <table:table-cell office:value-type="float" office:value="82.789">
            <text:p>82.789</text:p>
          </table:table-cell>
          <table:table-cell office:value-type="float" office:value="189.263">
            <text:p>189.263</text:p>
          </table:table-cell>
          <table:table-cell office:value-type="float" office:value="505.175">
            <text:p>505.175</text:p>
          </table:table-cell>
          <table:table-cell office:value-type="float" office:value="182.395">
            <text:p>182.395</text:p>
          </table:table-cell>
        </table:table-row>
        <table:table-row table:style-name="ro1">
          <table:table-cell office:value-type="string">
            <text:p>h2&gt;h5</text:p>
          </table:table-cell>
          <table:table-cell office:value-type="float" office:value="82.114">
            <text:p>82.114</text:p>
          </table:table-cell>
          <table:table-cell office:value-type="float" office:value="193.846">
            <text:p>193.846</text:p>
          </table:table-cell>
          <table:table-cell office:value-type="float" office:value="526.587">
            <text:p>526.587</text:p>
          </table:table-cell>
          <table:table-cell office:value-type="float" office:value="192.109">
            <text:p>192.109</text:p>
          </table:table-cell>
        </table:table-row>
        <table:table-row table:style-name="ro1">
          <table:table-cell office:value-type="string">
            <text:p>h2&gt;h6</text:p>
          </table:table-cell>
          <table:table-cell office:value-type="float" office:value="82.046">
            <text:p>82.046</text:p>
          </table:table-cell>
          <table:table-cell office:value-type="float" office:value="179.326">
            <text:p>179.326</text:p>
          </table:table-cell>
          <table:table-cell office:value-type="float" office:value="468.494">
            <text:p>468.494</text:p>
          </table:table-cell>
          <table:table-cell office:value-type="float" office:value="166.953">
            <text:p>166.953</text:p>
          </table:table-cell>
        </table:table-row>
        <table:table-row table:style-name="ro1">
          <table:table-cell office:value-type="string">
            <text:p>h2&gt;h7</text:p>
          </table:table-cell>
          <table:table-cell office:value-type="float" office:value="82.5">
            <text:p>82.5</text:p>
          </table:table-cell>
          <table:table-cell office:value-type="float" office:value="191.027">
            <text:p>191.027</text:p>
          </table:table-cell>
          <table:table-cell office:value-type="float" office:value="513.882">
            <text:p>513.882</text:p>
          </table:table-cell>
          <table:table-cell office:value-type="float" office:value="186.401">
            <text:p>186.401</text:p>
          </table:table-cell>
        </table:table-row>
        <table:table-row table:style-name="ro1">
          <table:table-cell office:value-type="string">
            <text:p>h2&gt;h8</text:p>
          </table:table-cell>
          <table:table-cell office:value-type="float" office:value="82.348">
            <text:p>82.348</text:p>
          </table:table-cell>
          <table:table-cell office:value-type="float" office:value="203.524">
            <text:p>203.524</text:p>
          </table:table-cell>
          <table:table-cell office:value-type="float" office:value="564.499">
            <text:p>564.499</text:p>
          </table:table-cell>
          <table:table-cell office:value-type="float" office:value="208.41">
            <text:p>208.41</text:p>
          </table:table-cell>
        </table:table-row>
        <table:table-row table:style-name="ro1">
          <table:table-cell office:value-type="string">
            <text:p>h2&gt;h9</text:p>
          </table:table-cell>
          <table:table-cell office:value-type="float" office:value="82.43">
            <text:p>82.43</text:p>
          </table:table-cell>
          <table:table-cell office:value-type="float" office:value="205.52">
            <text:p>205.52</text:p>
          </table:table-cell>
          <table:table-cell office:value-type="float" office:value="570.625">
            <text:p>570.625</text:p>
          </table:table-cell>
          <table:table-cell office:value-type="float" office:value="210.798">
            <text:p>210.798</text:p>
          </table:table-cell>
        </table:table-row>
        <table:table-row table:style-name="ro1">
          <table:table-cell office:value-type="string">
            <text:p>h2&gt;h10</text:p>
          </table:table-cell>
          <table:table-cell office:value-type="float" office:value="82.577">
            <text:p>82.577</text:p>
          </table:table-cell>
          <table:table-cell office:value-type="float" office:value="191.471">
            <text:p>191.471</text:p>
          </table:table-cell>
          <table:table-cell office:value-type="float" office:value="516.376">
            <text:p>516.376</text:p>
          </table:table-cell>
          <table:table-cell office:value-type="float" office:value="187.584">
            <text:p>187.584</text:p>
          </table:table-cell>
        </table:table-row>
        <table:table-row table:style-name="ro1">
          <table:table-cell office:value-type="string">
            <text:p>h2&gt;h11</text:p>
          </table:table-cell>
          <table:table-cell office:value-type="float" office:value="82.421">
            <text:p>82.421</text:p>
          </table:table-cell>
          <table:table-cell office:value-type="float" office:value="192.63">
            <text:p>192.63</text:p>
          </table:table-cell>
          <table:table-cell office:value-type="float" office:value="519.231">
            <text:p>519.231</text:p>
          </table:table-cell>
          <table:table-cell office:value-type="float" office:value="188.569">
            <text:p>188.569</text:p>
          </table:table-cell>
        </table:table-row>
        <table:table-row table:style-name="ro1">
          <table:table-cell office:value-type="string">
            <text:p>h2&gt;h12</text:p>
          </table:table-cell>
          <table:table-cell office:value-type="float" office:value="82.376">
            <text:p>82.376</text:p>
          </table:table-cell>
          <table:table-cell office:value-type="float" office:value="200.901">
            <text:p>200.901</text:p>
          </table:table-cell>
          <table:table-cell office:value-type="float" office:value="553.275">
            <text:p>553.275</text:p>
          </table:table-cell>
          <table:table-cell office:value-type="float" office:value="203.445">
            <text:p>203.445</text:p>
          </table:table-cell>
        </table:table-row>
        <table:table-row table:style-name="ro1">
          <table:table-cell office:value-type="string">
            <text:p>h2&gt;h13</text:p>
          </table:table-cell>
          <table:table-cell office:value-type="float" office:value="82.341">
            <text:p>82.341</text:p>
          </table:table-cell>
          <table:table-cell office:value-type="float" office:value="195.932">
            <text:p>195.932</text:p>
          </table:table-cell>
          <table:table-cell office:value-type="float" office:value="532.951">
            <text:p>532.951</text:p>
          </table:table-cell>
          <table:table-cell office:value-type="float" office:value="194.581">
            <text:p>194.581</text:p>
          </table:table-cell>
        </table:table-row>
        <table:table-row table:style-name="ro1">
          <table:table-cell office:value-type="string">
            <text:p>h2&gt;h14</text:p>
          </table:table-cell>
          <table:table-cell office:value-type="float" office:value="82.147">
            <text:p>82.147</text:p>
          </table:table-cell>
          <table:table-cell office:value-type="float" office:value="204.712">
            <text:p>204.712</text:p>
          </table:table-cell>
          <table:table-cell office:value-type="float" office:value="569.532">
            <text:p>569.532</text:p>
          </table:table-cell>
          <table:table-cell office:value-type="float" office:value="210.63">
            <text:p>210.63</text:p>
          </table:table-cell>
        </table:table-row>
        <table:table-row table:style-name="ro1">
          <table:table-cell office:value-type="string">
            <text:p>h3&gt;h4</text:p>
          </table:table-cell>
          <table:table-cell office:value-type="float" office:value="82.529">
            <text:p>82.529</text:p>
          </table:table-cell>
          <table:table-cell office:value-type="float" office:value="196.234">
            <text:p>196.234</text:p>
          </table:table-cell>
          <table:table-cell office:value-type="float" office:value="533.258">
            <text:p>533.258</text:p>
          </table:table-cell>
          <table:table-cell office:value-type="float" office:value="194.585">
            <text:p>194.585</text:p>
          </table:table-cell>
        </table:table-row>
        <table:table-row table:style-name="ro1">
          <table:table-cell office:value-type="string">
            <text:p>h3&gt;h5</text:p>
          </table:table-cell>
          <table:table-cell office:value-type="float" office:value="82.713">
            <text:p>82.713</text:p>
          </table:table-cell>
          <table:table-cell office:value-type="float" office:value="189.195">
            <text:p>189.195</text:p>
          </table:table-cell>
          <table:table-cell office:value-type="float" office:value="505.903">
            <text:p>505.903</text:p>
          </table:table-cell>
          <table:table-cell office:value-type="float" office:value="182.853">
            <text:p>182.853</text:p>
          </table:table-cell>
        </table:table-row>
        <table:table-row table:style-name="ro1">
          <table:table-cell office:value-type="string">
            <text:p>h3&gt;h6</text:p>
          </table:table-cell>
          <table:table-cell office:value-type="float" office:value="81.964">
            <text:p>81.964</text:p>
          </table:table-cell>
          <table:table-cell office:value-type="float" office:value="183.391">
            <text:p>183.391</text:p>
          </table:table-cell>
          <table:table-cell office:value-type="float" office:value="483.805">
            <text:p>483.805</text:p>
          </table:table-cell>
          <table:table-cell office:value-type="float" office:value="173.446">
            <text:p>173.446</text:p>
          </table:table-cell>
        </table:table-row>
        <table:table-row table:style-name="ro1">
          <table:table-cell office:value-type="string">
            <text:p>h3&gt;h7</text:p>
          </table:table-cell>
          <table:table-cell office:value-type="float" office:value="82.833">
            <text:p>82.833</text:p>
          </table:table-cell>
          <table:table-cell office:value-type="float" office:value="194.095">
            <text:p>194.095</text:p>
          </table:table-cell>
          <table:table-cell office:value-type="float" office:value="520.792">
            <text:p>520.792</text:p>
          </table:table-cell>
          <table:table-cell office:value-type="float" office:value="188.639">
            <text:p>188.639</text:p>
          </table:table-cell>
        </table:table-row>
        <table:table-row table:style-name="ro1">
          <table:table-cell office:value-type="string">
            <text:p>h3&gt;h8</text:p>
          </table:table-cell>
          <table:table-cell office:value-type="float" office:value="82.644">
            <text:p>82.644</text:p>
          </table:table-cell>
          <table:table-cell office:value-type="float" office:value="192.951">
            <text:p>192.951</text:p>
          </table:table-cell>
          <table:table-cell office:value-type="float" office:value="521.222">
            <text:p>521.222</text:p>
          </table:table-cell>
          <table:table-cell office:value-type="float" office:value="189.529">
            <text:p>189.529</text:p>
          </table:table-cell>
        </table:table-row>
        <table:table-row table:style-name="ro1">
          <table:table-cell office:value-type="string">
            <text:p>h3&gt;h9</text:p>
          </table:table-cell>
          <table:table-cell office:value-type="float" office:value="82.24">
            <text:p>82.24</text:p>
          </table:table-cell>
          <table:table-cell office:value-type="float" office:value="193.222">
            <text:p>193.222</text:p>
          </table:table-cell>
          <table:table-cell office:value-type="float" office:value="522.802">
            <text:p>522.802</text:p>
          </table:table-cell>
          <table:table-cell office:value-type="float" office:value="190.285">
            <text:p>190.285</text:p>
          </table:table-cell>
        </table:table-row>
        <table:table-row table:style-name="ro1">
          <table:table-cell office:value-type="string">
            <text:p>h3&gt;h10</text:p>
          </table:table-cell>
          <table:table-cell office:value-type="float" office:value="82.511">
            <text:p>82.511</text:p>
          </table:table-cell>
          <table:table-cell office:value-type="float" office:value="190.857">
            <text:p>190.857</text:p>
          </table:table-cell>
          <table:table-cell office:value-type="float" office:value="513.077">
            <text:p>513.077</text:p>
          </table:table-cell>
          <table:table-cell office:value-type="float" office:value="186.037">
            <text:p>186.037</text:p>
          </table:table-cell>
        </table:table-row>
        <table:table-row table:style-name="ro1">
          <table:table-cell office:value-type="string">
            <text:p>h3&gt;h11</text:p>
          </table:table-cell>
          <table:table-cell office:value-type="float" office:value="82.437">
            <text:p>82.437</text:p>
          </table:table-cell>
          <table:table-cell office:value-type="float" office:value="195.727">
            <text:p>195.727</text:p>
          </table:table-cell>
          <table:table-cell office:value-type="float" office:value="532.022">
            <text:p>532.022</text:p>
          </table:table-cell>
          <table:table-cell office:value-type="float" office:value="194.164">
            <text:p>194.164</text:p>
          </table:table-cell>
        </table:table-row>
        <table:table-row table:style-name="ro1">
          <table:table-cell office:value-type="string">
            <text:p>h3&gt;h12</text:p>
          </table:table-cell>
          <table:table-cell office:value-type="float" office:value="82.672">
            <text:p>82.672</text:p>
          </table:table-cell>
          <table:table-cell office:value-type="float" office:value="199.7">
            <text:p>199.7</text:p>
          </table:table-cell>
          <table:table-cell office:value-type="float" office:value="546.975">
            <text:p>546.975</text:p>
          </table:table-cell>
          <table:table-cell office:value-type="float" office:value="200.502">
            <text:p>200.502</text:p>
          </table:table-cell>
        </table:table-row>
        <table:table-row table:style-name="ro1">
          <table:table-cell office:value-type="string">
            <text:p>h3&gt;h13</text:p>
          </table:table-cell>
          <table:table-cell office:value-type="float" office:value="82.425">
            <text:p>82.425</text:p>
          </table:table-cell>
          <table:table-cell office:value-type="float" office:value="190.488">
            <text:p>190.488</text:p>
          </table:table-cell>
          <table:table-cell office:value-type="float" office:value="510.541">
            <text:p>510.541</text:p>
          </table:table-cell>
          <table:table-cell office:value-type="float" office:value="184.787">
            <text:p>184.787</text:p>
          </table:table-cell>
        </table:table-row>
        <table:table-row table:style-name="ro1">
          <table:table-cell office:value-type="string">
            <text:p>h3&gt;h14</text:p>
          </table:table-cell>
          <table:table-cell office:value-type="float" office:value="82.716">
            <text:p>82.716</text:p>
          </table:table-cell>
          <table:table-cell office:value-type="float" office:value="198.005">
            <text:p>198.005</text:p>
          </table:table-cell>
          <table:table-cell office:value-type="float" office:value="540.437">
            <text:p>540.437</text:p>
          </table:table-cell>
          <table:table-cell office:value-type="float" office:value="197.705">
            <text:p>197.705</text:p>
          </table:table-cell>
        </table:table-row>
        <table:table-row table:style-name="ro1">
          <table:table-cell office:value-type="string">
            <text:p>h4&gt;h5</text:p>
          </table:table-cell>
          <table:table-cell office:value-type="float" office:value="82.607">
            <text:p>82.607</text:p>
          </table:table-cell>
          <table:table-cell office:value-type="float" office:value="213.204">
            <text:p>213.204</text:p>
          </table:table-cell>
          <table:table-cell office:value-type="float" office:value="601.484">
            <text:p>601.484</text:p>
          </table:table-cell>
          <table:table-cell office:value-type="float" office:value="224.175">
            <text:p>224.175</text:p>
          </table:table-cell>
        </table:table-row>
        <table:table-row table:style-name="ro1">
          <table:table-cell office:value-type="string">
            <text:p>h4&gt;h6</text:p>
          </table:table-cell>
          <table:table-cell office:value-type="float" office:value="82.303">
            <text:p>82.303</text:p>
          </table:table-cell>
          <table:table-cell office:value-type="float" office:value="199.856">
            <text:p>199.856</text:p>
          </table:table-cell>
          <table:table-cell office:value-type="float" office:value="547.441">
            <text:p>547.441</text:p>
          </table:table-cell>
          <table:table-cell office:value-type="float" office:value="200.682">
            <text:p>200.682</text:p>
          </table:table-cell>
        </table:table-row>
        <table:table-row table:style-name="ro1">
          <table:table-cell office:value-type="string">
            <text:p>h4&gt;h7</text:p>
          </table:table-cell>
          <table:table-cell office:value-type="float" office:value="82.487">
            <text:p>82.487</text:p>
          </table:table-cell>
          <table:table-cell office:value-type="float" office:value="188.051">
            <text:p>188.051</text:p>
          </table:table-cell>
          <table:table-cell office:value-type="float" office:value="501.413">
            <text:p>501.413</text:p>
          </table:table-cell>
          <table:table-cell office:value-type="float" office:value="180.923">
            <text:p>180.923</text:p>
          </table:table-cell>
        </table:table-row>
        <table:table-row table:style-name="ro1">
          <table:table-cell office:value-type="string">
            <text:p>h4&gt;h8</text:p>
          </table:table-cell>
          <table:table-cell office:value-type="float" office:value="82.41">
            <text:p>82.41</text:p>
          </table:table-cell>
          <table:table-cell office:value-type="float" office:value="184.749">
            <text:p>184.749</text:p>
          </table:table-cell>
          <table:table-cell office:value-type="float" office:value="488.673">
            <text:p>488.673</text:p>
          </table:table-cell>
          <table:table-cell office:value-type="float" office:value="175.474">
            <text:p>175.474</text:p>
          </table:table-cell>
        </table:table-row>
        <table:table-row table:style-name="ro1">
          <table:table-cell office:value-type="string">
            <text:p>h4&gt;h9</text:p>
          </table:table-cell>
          <table:table-cell office:value-type="float" office:value="82.209">
            <text:p>82.209</text:p>
          </table:table-cell>
          <table:table-cell office:value-type="float" office:value="198.047">
            <text:p>198.047</text:p>
          </table:table-cell>
          <table:table-cell office:value-type="float" office:value="541.903">
            <text:p>541.903</text:p>
          </table:table-cell>
          <table:table-cell office:value-type="float" office:value="198.527">
            <text:p>198.527</text:p>
          </table:table-cell>
        </table:table-row>
        <table:table-row table:style-name="ro1">
          <table:table-cell office:value-type="string">
            <text:p>h4&gt;h10</text:p>
          </table:table-cell>
          <table:table-cell office:value-type="float" office:value="82.231">
            <text:p>82.231</text:p>
          </table:table-cell>
          <table:table-cell office:value-type="float" office:value="179.136">
            <text:p>179.136</text:p>
          </table:table-cell>
          <table:table-cell office:value-type="float" office:value="466.51">
            <text:p>466.51</text:p>
          </table:table-cell>
          <table:table-cell office:value-type="float" office:value="165.917">
            <text:p>165.917</text:p>
          </table:table-cell>
        </table:table-row>
        <table:table-row table:style-name="ro1">
          <table:table-cell office:value-type="string">
            <text:p>h4&gt;h11</text:p>
          </table:table-cell>
          <table:table-cell office:value-type="float" office:value="82.263">
            <text:p>82.263</text:p>
          </table:table-cell>
          <table:table-cell office:value-type="float" office:value="195.639">
            <text:p>195.639</text:p>
          </table:table-cell>
          <table:table-cell office:value-type="float" office:value="529.541">
            <text:p>529.541</text:p>
          </table:table-cell>
          <table:table-cell office:value-type="float" office:value="192.786">
            <text:p>192.786</text:p>
          </table:table-cell>
        </table:table-row>
        <table:table-row table:style-name="ro1">
          <table:table-cell office:value-type="string">
            <text:p>h4&gt;h12</text:p>
          </table:table-cell>
          <table:table-cell office:value-type="float" office:value="82.782">
            <text:p>82.782</text:p>
          </table:table-cell>
          <table:table-cell office:value-type="float" office:value="208.767">
            <text:p>208.767</text:p>
          </table:table-cell>
          <table:table-cell office:value-type="float" office:value="582.692">
            <text:p>582.692</text:p>
          </table:table-cell>
          <table:table-cell office:value-type="float" office:value="215.891">
            <text:p>215.891</text:p>
          </table:table-cell>
        </table:table-row>
        <table:table-row table:style-name="ro1">
          <table:table-cell office:value-type="string">
            <text:p>h4&gt;h13</text:p>
          </table:table-cell>
          <table:table-cell office:value-type="float" office:value="82.762">
            <text:p>82.762</text:p>
          </table:table-cell>
          <table:table-cell office:value-type="float" office:value="198.425">
            <text:p>198.425</text:p>
          </table:table-cell>
          <table:table-cell office:value-type="float" office:value="541.531">
            <text:p>541.531</text:p>
          </table:table-cell>
          <table:table-cell office:value-type="float" office:value="198.096">
            <text:p>198.096</text:p>
          </table:table-cell>
        </table:table-row>
        <table:table-row table:style-name="ro1">
          <table:table-cell office:value-type="string">
            <text:p>h4&gt;h14</text:p>
          </table:table-cell>
          <table:table-cell office:value-type="float" office:value="82.178">
            <text:p>82.178</text:p>
          </table:table-cell>
          <table:table-cell office:value-type="float" office:value="195.854">
            <text:p>195.854</text:p>
          </table:table-cell>
          <table:table-cell office:value-type="float" office:value="534.336">
            <text:p>534.336</text:p>
          </table:table-cell>
          <table:table-cell office:value-type="float" office:value="195.425">
            <text:p>195.425</text:p>
          </table:table-cell>
        </table:table-row>
        <table:table-row table:style-name="ro1">
          <table:table-cell office:value-type="string">
            <text:p>h5&gt;h6</text:p>
          </table:table-cell>
          <table:table-cell office:value-type="float" office:value="82.379">
            <text:p>82.379</text:p>
          </table:table-cell>
          <table:table-cell office:value-type="float" office:value="188.906">
            <text:p>188.906</text:p>
          </table:table-cell>
          <table:table-cell office:value-type="float" office:value="505.399">
            <text:p>505.399</text:p>
          </table:table-cell>
          <table:table-cell office:value-type="float" office:value="182.731">
            <text:p>182.731</text:p>
          </table:table-cell>
        </table:table-row>
        <table:table-row table:style-name="ro1">
          <table:table-cell office:value-type="string">
            <text:p>h5&gt;h7</text:p>
          </table:table-cell>
          <table:table-cell office:value-type="float" office:value="83.358">
            <text:p>83.358</text:p>
          </table:table-cell>
          <table:table-cell office:value-type="float" office:value="193.903">
            <text:p>193.903</text:p>
          </table:table-cell>
          <table:table-cell office:value-type="float" office:value="523.113">
            <text:p>523.113</text:p>
          </table:table-cell>
          <table:table-cell office:value-type="float" office:value="190.071">
            <text:p>190.071</text:p>
          </table:table-cell>
        </table:table-row>
        <table:table-row table:style-name="ro1">
          <table:table-cell office:value-type="string">
            <text:p>h5&gt;h8</text:p>
          </table:table-cell>
          <table:table-cell office:value-type="float" office:value="82.919">
            <text:p>82.919</text:p>
          </table:table-cell>
          <table:table-cell office:value-type="float" office:value="210.571">
            <text:p>210.571</text:p>
          </table:table-cell>
          <table:table-cell office:value-type="float" office:value="589.266">
            <text:p>589.266</text:p>
          </table:table-cell>
          <table:table-cell office:value-type="float" office:value="218.644">
            <text:p>218.644</text:p>
          </table:table-cell>
        </table:table-row>
        <table:table-row table:style-name="ro1">
          <table:table-cell office:value-type="string">
            <text:p>h5&gt;h9</text:p>
          </table:table-cell>
          <table:table-cell office:value-type="float" office:value="82.507">
            <text:p>82.507</text:p>
          </table:table-cell>
          <table:table-cell office:value-type="float" office:value="199.259">
            <text:p>199.259</text:p>
          </table:table-cell>
          <table:table-cell office:value-type="float" office:value="545.508">
            <text:p>545.508</text:p>
          </table:table-cell>
          <table:table-cell office:value-type="float" office:value="199.91">
            <text:p>199.91</text:p>
          </table:table-cell>
        </table:table-row>
        <table:table-row table:style-name="ro1">
          <table:table-cell office:value-type="string">
            <text:p>h5&gt;h10</text:p>
          </table:table-cell>
          <table:table-cell office:value-type="float" office:value="82.638">
            <text:p>82.638</text:p>
          </table:table-cell>
          <table:table-cell office:value-type="float" office:value="179.811">
            <text:p>179.811</text:p>
          </table:table-cell>
          <table:table-cell office:value-type="float" office:value="468.862">
            <text:p>468.862</text:p>
          </table:table-cell>
          <table:table-cell office:value-type="float" office:value="166.886">
            <text:p>166.886</text:p>
          </table:table-cell>
        </table:table-row>
        <table:table-row table:style-name="ro1">
          <table:table-cell office:value-type="string">
            <text:p>h5&gt;h11</text:p>
          </table:table-cell>
          <table:table-cell office:value-type="float" office:value="81.811">
            <text:p>81.811</text:p>
          </table:table-cell>
          <table:table-cell office:value-type="float" office:value="187.472">
            <text:p>187.472</text:p>
          </table:table-cell>
          <table:table-cell office:value-type="float" office:value="500.188">
            <text:p>500.188</text:p>
          </table:table-cell>
          <table:table-cell office:value-type="float" office:value="180.553">
            <text:p>180.553</text:p>
          </table:table-cell>
        </table:table-row>
        <table:table-row table:style-name="ro1">
          <table:table-cell office:value-type="string">
            <text:p>h5&gt;h12</text:p>
          </table:table-cell>
          <table:table-cell office:value-type="float" office:value="82.534">
            <text:p>82.534</text:p>
          </table:table-cell>
          <table:table-cell office:value-type="float" office:value="197.291">
            <text:p>197.291</text:p>
          </table:table-cell>
          <table:table-cell office:value-type="float" office:value="537.351">
            <text:p>537.351</text:p>
          </table:table-cell>
          <table:table-cell office:value-type="float" office:value="196.336">
            <text:p>196.336</text:p>
          </table:table-cell>
        </table:table-row>
        <table:table-row table:style-name="ro1">
          <table:table-cell office:value-type="string">
            <text:p>h5&gt;h13</text:p>
          </table:table-cell>
          <table:table-cell office:value-type="float" office:value="82.376">
            <text:p>82.376</text:p>
          </table:table-cell>
          <table:table-cell office:value-type="float" office:value="203.498">
            <text:p>203.498</text:p>
          </table:table-cell>
          <table:table-cell office:value-type="float" office:value="560.925">
            <text:p>560.925</text:p>
          </table:table-cell>
          <table:table-cell office:value-type="float" office:value="206.372">
            <text:p>206.372</text:p>
          </table:table-cell>
        </table:table-row>
        <table:table-row table:style-name="ro1">
          <table:table-cell office:value-type="string">
            <text:p>h5&gt;h14</text:p>
          </table:table-cell>
          <table:table-cell office:value-type="float" office:value="82.283">
            <text:p>82.283</text:p>
          </table:table-cell>
          <table:table-cell office:value-type="float" office:value="196.032">
            <text:p>196.032</text:p>
          </table:table-cell>
          <table:table-cell office:value-type="float" office:value="530.064">
            <text:p>530.064</text:p>
          </table:table-cell>
          <table:table-cell office:value-type="float" office:value="192.867">
            <text:p>192.867</text:p>
          </table:table-cell>
        </table:table-row>
        <table:table-row table:style-name="ro1">
          <table:table-cell office:value-type="string">
            <text:p>h6&gt;h7</text:p>
          </table:table-cell>
          <table:table-cell office:value-type="float" office:value="82.536">
            <text:p>82.536</text:p>
          </table:table-cell>
          <table:table-cell office:value-type="float" office:value="195.954">
            <text:p>195.954</text:p>
          </table:table-cell>
          <table:table-cell office:value-type="float" office:value="532.109">
            <text:p>532.109</text:p>
          </table:table-cell>
          <table:table-cell office:value-type="float" office:value="194.081">
            <text:p>194.081</text:p>
          </table:table-cell>
        </table:table-row>
        <table:table-row table:style-name="ro1">
          <table:table-cell office:value-type="string">
            <text:p>h6&gt;h8</text:p>
          </table:table-cell>
          <table:table-cell office:value-type="float" office:value="82.835">
            <text:p>82.835</text:p>
          </table:table-cell>
          <table:table-cell office:value-type="float" office:value="191.875">
            <text:p>191.875</text:p>
          </table:table-cell>
          <table:table-cell office:value-type="float" office:value="516.578">
            <text:p>516.578</text:p>
          </table:table-cell>
          <table:table-cell office:value-type="float" office:value="187.468">
            <text:p>187.468</text:p>
          </table:table-cell>
        </table:table-row>
        <table:table-row table:style-name="ro1">
          <table:table-cell office:value-type="string">
            <text:p>h6&gt;h9</text:p>
          </table:table-cell>
          <table:table-cell office:value-type="float" office:value="82.588">
            <text:p>82.588</text:p>
          </table:table-cell>
          <table:table-cell office:value-type="float" office:value="197.467">
            <text:p>197.467</text:p>
          </table:table-cell>
          <table:table-cell office:value-type="float" office:value="538.46">
            <text:p>538.46</text:p>
          </table:table-cell>
          <table:table-cell office:value-type="float" office:value="196.875">
            <text:p>196.875</text:p>
          </table:table-cell>
        </table:table-row>
        <table:table-row table:style-name="ro1">
          <table:table-cell office:value-type="string">
            <text:p>h6&gt;h10</text:p>
          </table:table-cell>
          <table:table-cell office:value-type="float" office:value="82.663">
            <text:p>82.663</text:p>
          </table:table-cell>
          <table:table-cell office:value-type="float" office:value="199.555">
            <text:p>199.555</text:p>
          </table:table-cell>
          <table:table-cell office:value-type="float" office:value="545.739">
            <text:p>545.739</text:p>
          </table:table-cell>
          <table:table-cell office:value-type="float" office:value="199.876">
            <text:p>199.876</text:p>
          </table:table-cell>
        </table:table-row>
        <table:table-row table:style-name="ro1">
          <table:table-cell office:value-type="string">
            <text:p>h6&gt;h11</text:p>
          </table:table-cell>
          <table:table-cell office:value-type="float" office:value="82.343">
            <text:p>82.343</text:p>
          </table:table-cell>
          <table:table-cell office:value-type="float" office:value="190.961">
            <text:p>190.961</text:p>
          </table:table-cell>
          <table:table-cell office:value-type="float" office:value="511.466">
            <text:p>511.466</text:p>
          </table:table-cell>
          <table:table-cell office:value-type="float" office:value="185.055">
            <text:p>185.055</text:p>
          </table:table-cell>
        </table:table-row>
        <table:table-row table:style-name="ro1">
          <table:table-cell office:value-type="string">
            <text:p>h6&gt;h12</text:p>
          </table:table-cell>
          <table:table-cell office:value-type="float" office:value="82.533">
            <text:p>82.533</text:p>
          </table:table-cell>
          <table:table-cell office:value-type="float" office:value="201.169">
            <text:p>201.169</text:p>
          </table:table-cell>
          <table:table-cell office:value-type="float" office:value="552.911">
            <text:p>552.911</text:p>
          </table:table-cell>
          <table:table-cell office:value-type="float" office:value="203.081">
            <text:p>203.081</text:p>
          </table:table-cell>
        </table:table-row>
        <table:table-row table:style-name="ro1">
          <table:table-cell office:value-type="string">
            <text:p>h6&gt;h13</text:p>
          </table:table-cell>
          <table:table-cell office:value-type="float" office:value="82.889">
            <text:p>82.889</text:p>
          </table:table-cell>
          <table:table-cell office:value-type="float" office:value="195.216">
            <text:p>195.216</text:p>
          </table:table-cell>
          <table:table-cell office:value-type="float" office:value="528.396">
            <text:p>528.396</text:p>
          </table:table-cell>
          <table:table-cell office:value-type="float" office:value="192.367">
            <text:p>192.367</text:p>
          </table:table-cell>
        </table:table-row>
        <table:table-row table:style-name="ro1">
          <table:table-cell office:value-type="string">
            <text:p>h6&gt;h14</text:p>
          </table:table-cell>
          <table:table-cell office:value-type="float" office:value="83.203">
            <text:p>83.203</text:p>
          </table:table-cell>
          <table:table-cell office:value-type="float" office:value="199.501">
            <text:p>199.501</text:p>
          </table:table-cell>
          <table:table-cell office:value-type="float" office:value="545.731">
            <text:p>545.731</text:p>
          </table:table-cell>
          <table:table-cell office:value-type="float" office:value="199.898">
            <text:p>199.898</text:p>
          </table:table-cell>
        </table:table-row>
        <table:table-row table:style-name="ro1">
          <table:table-cell office:value-type="string">
            <text:p>h7&gt;h8</text:p>
          </table:table-cell>
          <table:table-cell office:value-type="float" office:value="82.393">
            <text:p>82.393</text:p>
          </table:table-cell>
          <table:table-cell office:value-type="float" office:value="208.37">
            <text:p>208.37</text:p>
          </table:table-cell>
          <table:table-cell office:value-type="float" office:value="582.517">
            <text:p>582.517</text:p>
          </table:table-cell>
          <table:table-cell office:value-type="float" office:value="216.016">
            <text:p>216.016</text:p>
          </table:table-cell>
        </table:table-row>
        <table:table-row table:style-name="ro1">
          <table:table-cell office:value-type="string">
            <text:p>h7&gt;h9</text:p>
          </table:table-cell>
          <table:table-cell office:value-type="float" office:value="82.805">
            <text:p>82.805</text:p>
          </table:table-cell>
          <table:table-cell office:value-type="float" office:value="193.959">
            <text:p>193.959</text:p>
          </table:table-cell>
          <table:table-cell office:value-type="float" office:value="523.712">
            <text:p>523.712</text:p>
          </table:table-cell>
          <table:table-cell office:value-type="float" office:value="190.388">
            <text:p>190.388</text:p>
          </table:table-cell>
        </table:table-row>
        <table:table-row table:style-name="ro1">
          <table:table-cell office:value-type="string">
            <text:p>h7&gt;h10</text:p>
          </table:table-cell>
          <table:table-cell office:value-type="float" office:value="82.28">
            <text:p>82.28</text:p>
          </table:table-cell>
          <table:table-cell office:value-type="float" office:value="198.155">
            <text:p>198.155</text:p>
          </table:table-cell>
          <table:table-cell office:value-type="float" office:value="542.941">
            <text:p>542.941</text:p>
          </table:table-cell>
          <table:table-cell office:value-type="float" office:value="199.064">
            <text:p>199.064</text:p>
          </table:table-cell>
        </table:table-row>
        <table:table-row table:style-name="ro1">
          <table:table-cell office:value-type="string">
            <text:p>h7&gt;h11</text:p>
          </table:table-cell>
          <table:table-cell office:value-type="float" office:value="82.567">
            <text:p>82.567</text:p>
          </table:table-cell>
          <table:table-cell office:value-type="float" office:value="184.733">
            <text:p>184.733</text:p>
          </table:table-cell>
          <table:table-cell office:value-type="float" office:value="487.818">
            <text:p>487.818</text:p>
          </table:table-cell>
          <table:table-cell office:value-type="float" office:value="174.991">
            <text:p>174.991</text:p>
          </table:table-cell>
        </table:table-row>
        <table:table-row table:style-name="ro1">
          <table:table-cell office:value-type="string">
            <text:p>h7&gt;h12</text:p>
          </table:table-cell>
          <table:table-cell office:value-type="float" office:value="82.442">
            <text:p>82.442</text:p>
          </table:table-cell>
          <table:table-cell office:value-type="float" office:value="207.143">
            <text:p>207.143</text:p>
          </table:table-cell>
          <table:table-cell office:value-type="float" office:value="578.977">
            <text:p>578.977</text:p>
          </table:table-cell>
          <table:table-cell office:value-type="float" office:value="214.68">
            <text:p>214.68</text:p>
          </table:table-cell>
        </table:table-row>
        <table:table-row table:style-name="ro1">
          <table:table-cell office:value-type="string">
            <text:p>h7&gt;h13</text:p>
          </table:table-cell>
          <table:table-cell office:value-type="float" office:value="82.198">
            <text:p>82.198</text:p>
          </table:table-cell>
          <table:table-cell office:value-type="float" office:value="200.846">
            <text:p>200.846</text:p>
          </table:table-cell>
          <table:table-cell office:value-type="float" office:value="553.196">
            <text:p>553.196</text:p>
          </table:table-cell>
          <table:table-cell office:value-type="float" office:value="203.432">
            <text:p>203.432</text:p>
          </table:table-cell>
        </table:table-row>
        <table:table-row table:style-name="ro1">
          <table:table-cell office:value-type="string">
            <text:p>h7&gt;h14</text:p>
          </table:table-cell>
          <table:table-cell office:value-type="float" office:value="83.231">
            <text:p>83.231</text:p>
          </table:table-cell>
          <table:table-cell office:value-type="float" office:value="188.781">
            <text:p>188.781</text:p>
          </table:table-cell>
          <table:table-cell office:value-type="float" office:value="502.213">
            <text:p>502.213</text:p>
          </table:table-cell>
          <table:table-cell office:value-type="float" office:value="180.964">
            <text:p>180.964</text:p>
          </table:table-cell>
        </table:table-row>
        <table:table-row table:style-name="ro1">
          <table:table-cell office:value-type="string">
            <text:p>h8&gt;h9</text:p>
          </table:table-cell>
          <table:table-cell office:value-type="float" office:value="82.18">
            <text:p>82.18</text:p>
          </table:table-cell>
          <table:table-cell office:value-type="float" office:value="188.296">
            <text:p>188.296</text:p>
          </table:table-cell>
          <table:table-cell office:value-type="float" office:value="501.504">
            <text:p>501.504</text:p>
          </table:table-cell>
          <table:table-cell office:value-type="float" office:value="180.836">
            <text:p>180.836</text:p>
          </table:table-cell>
        </table:table-row>
        <table:table-row table:style-name="ro1">
          <table:table-cell office:value-type="string">
            <text:p>h8&gt;h10</text:p>
          </table:table-cell>
          <table:table-cell office:value-type="float" office:value="82.977">
            <text:p>82.977</text:p>
          </table:table-cell>
          <table:table-cell office:value-type="float" office:value="190.396">
            <text:p>190.396</text:p>
          </table:table-cell>
          <table:table-cell office:value-type="float" office:value="510.111">
            <text:p>510.111</text:p>
          </table:table-cell>
          <table:table-cell office:value-type="float" office:value="184.589">
            <text:p>184.589</text:p>
          </table:table-cell>
        </table:table-row>
        <table:table-row table:style-name="ro1">
          <table:table-cell office:value-type="string">
            <text:p>h8&gt;h11</text:p>
          </table:table-cell>
          <table:table-cell office:value-type="float" office:value="82.347">
            <text:p>82.347</text:p>
          </table:table-cell>
          <table:table-cell office:value-type="float" office:value="193.178">
            <text:p>193.178</text:p>
          </table:table-cell>
          <table:table-cell office:value-type="float" office:value="522.473">
            <text:p>522.473</text:p>
          </table:table-cell>
          <table:table-cell office:value-type="float" office:value="190.122">
            <text:p>190.122</text:p>
          </table:table-cell>
        </table:table-row>
        <table:table-row table:style-name="ro1">
          <table:table-cell office:value-type="string">
            <text:p>h8&gt;h12</text:p>
          </table:table-cell>
          <table:table-cell office:value-type="float" office:value="83.133">
            <text:p>83.133</text:p>
          </table:table-cell>
          <table:table-cell office:value-type="float" office:value="205.962">
            <text:p>205.962</text:p>
          </table:table-cell>
          <table:table-cell office:value-type="float" office:value="572.686">
            <text:p>572.686</text:p>
          </table:table-cell>
          <table:table-cell office:value-type="float" office:value="211.729">
            <text:p>211.729</text:p>
          </table:table-cell>
        </table:table-row>
        <table:table-row table:style-name="ro1">
          <table:table-cell office:value-type="string">
            <text:p>h8&gt;h13</text:p>
          </table:table-cell>
          <table:table-cell office:value-type="float" office:value="82.258">
            <text:p>82.258</text:p>
          </table:table-cell>
          <table:table-cell office:value-type="float" office:value="187.927">
            <text:p>187.927</text:p>
          </table:table-cell>
          <table:table-cell office:value-type="float" office:value="500.945">
            <text:p>500.945</text:p>
          </table:table-cell>
          <table:table-cell office:value-type="float" office:value="180.723">
            <text:p>180.723</text:p>
          </table:table-cell>
        </table:table-row>
        <table:table-row table:style-name="ro1">
          <table:table-cell office:value-type="string">
            <text:p>h8&gt;h14</text:p>
          </table:table-cell>
          <table:table-cell office:value-type="float" office:value="81.895">
            <text:p>81.895</text:p>
          </table:table-cell>
          <table:table-cell office:value-type="float" office:value="190.874">
            <text:p>190.874</text:p>
          </table:table-cell>
          <table:table-cell office:value-type="float" office:value="513.174">
            <text:p>513.174</text:p>
          </table:table-cell>
          <table:table-cell office:value-type="float" office:value="186.083">
            <text:p>186.083</text:p>
          </table:table-cell>
        </table:table-row>
        <table:table-row table:style-name="ro1">
          <table:table-cell office:value-type="string">
            <text:p>h9&gt;h10</text:p>
          </table:table-cell>
          <table:table-cell office:value-type="float" office:value="83.288">
            <text:p>83.288</text:p>
          </table:table-cell>
          <table:table-cell office:value-type="float" office:value="187.677">
            <text:p>187.677</text:p>
          </table:table-cell>
          <table:table-cell office:value-type="float" office:value="498.633">
            <text:p>498.633</text:p>
          </table:table-cell>
          <table:table-cell office:value-type="float" office:value="179.532">
            <text:p>179.532</text:p>
          </table:table-cell>
        </table:table-row>
        <table:table-row table:style-name="ro1">
          <table:table-cell office:value-type="string">
            <text:p>h9&gt;h11</text:p>
          </table:table-cell>
          <table:table-cell office:value-type="float" office:value="82.457">
            <text:p>82.457</text:p>
          </table:table-cell>
          <table:table-cell office:value-type="float" office:value="178.843">
            <text:p>178.843</text:p>
          </table:table-cell>
          <table:table-cell office:value-type="float" office:value="465.898">
            <text:p>465.898</text:p>
          </table:table-cell>
          <table:table-cell office:value-type="float" office:value="165.733">
            <text:p>165.733</text:p>
          </table:table-cell>
        </table:table-row>
        <table:table-row table:style-name="ro1">
          <table:table-cell office:value-type="string">
            <text:p>h9&gt;h12</text:p>
          </table:table-cell>
          <table:table-cell office:value-type="float" office:value="81.76">
            <text:p>81.76</text:p>
          </table:table-cell>
          <table:table-cell office:value-type="float" office:value="195.361">
            <text:p>195.361</text:p>
          </table:table-cell>
          <table:table-cell office:value-type="float" office:value="530.587">
            <text:p>530.587</text:p>
          </table:table-cell>
          <table:table-cell office:value-type="float" office:value="193.547">
            <text:p>193.547</text:p>
          </table:table-cell>
        </table:table-row>
        <table:table-row table:style-name="ro1">
          <table:table-cell office:value-type="string">
            <text:p>h9&gt;h13</text:p>
          </table:table-cell>
          <table:table-cell office:value-type="float" office:value="82.322">
            <text:p>82.322</text:p>
          </table:table-cell>
          <table:table-cell office:value-type="float" office:value="195.499">
            <text:p>195.499</text:p>
          </table:table-cell>
          <table:table-cell office:value-type="float" office:value="531.229">
            <text:p>531.229</text:p>
          </table:table-cell>
          <table:table-cell office:value-type="float" office:value="193.837">
            <text:p>193.837</text:p>
          </table:table-cell>
        </table:table-row>
        <table:table-row table:style-name="ro1">
          <table:table-cell office:value-type="string">
            <text:p>h9&gt;h14</text:p>
          </table:table-cell>
          <table:table-cell office:value-type="float" office:value="82.348">
            <text:p>82.348</text:p>
          </table:table-cell>
          <table:table-cell office:value-type="float" office:value="197.754">
            <text:p>197.754</text:p>
          </table:table-cell>
          <table:table-cell office:value-type="float" office:value="541.39">
            <text:p>541.39</text:p>
          </table:table-cell>
          <table:table-cell office:value-type="float" office:value="198.401">
            <text:p>198.401</text:p>
          </table:table-cell>
        </table:table-row>
        <table:table-row table:style-name="ro1">
          <table:table-cell office:value-type="string">
            <text:p>h10&gt;h11</text:p>
          </table:table-cell>
          <table:table-cell office:value-type="float" office:value="82.666">
            <text:p>82.666</text:p>
          </table:table-cell>
          <table:table-cell office:value-type="float" office:value="187.962">
            <text:p>187.962</text:p>
          </table:table-cell>
          <table:table-cell office:value-type="float" office:value="501.257">
            <text:p>501.257</text:p>
          </table:table-cell>
          <table:table-cell office:value-type="float" office:value="180.883">
            <text:p>180.883</text:p>
          </table:table-cell>
        </table:table-row>
        <table:table-row table:style-name="ro1">
          <table:table-cell office:value-type="string">
            <text:p>h10&gt;h12</text:p>
          </table:table-cell>
          <table:table-cell office:value-type="float" office:value="82.642">
            <text:p>82.642</text:p>
          </table:table-cell>
          <table:table-cell office:value-type="float" office:value="211.208">
            <text:p>211.208</text:p>
          </table:table-cell>
          <table:table-cell office:value-type="float" office:value="590.214">
            <text:p>590.214</text:p>
          </table:table-cell>
          <table:table-cell office:value-type="float" office:value="218.83">
            <text:p>218.83</text:p>
          </table:table-cell>
        </table:table-row>
        <table:table-row table:style-name="ro1">
          <table:table-cell office:value-type="string">
            <text:p>h10&gt;h13</text:p>
          </table:table-cell>
          <table:table-cell office:value-type="float" office:value="81.983">
            <text:p>81.983</text:p>
          </table:table-cell>
          <table:table-cell office:value-type="float" office:value="200.823">
            <text:p>200.823</text:p>
          </table:table-cell>
          <table:table-cell office:value-type="float" office:value="554.211">
            <text:p>554.211</text:p>
          </table:table-cell>
          <table:table-cell office:value-type="float" office:value="204.029">
            <text:p>204.029</text:p>
          </table:table-cell>
        </table:table-row>
        <table:table-row table:style-name="ro1">
          <table:table-cell office:value-type="string">
            <text:p>h10&gt;h14</text:p>
          </table:table-cell>
          <table:table-cell office:value-type="float" office:value="82.72">
            <text:p>82.72</text:p>
          </table:table-cell>
          <table:table-cell office:value-type="float" office:value="192.497">
            <text:p>192.497</text:p>
          </table:table-cell>
          <table:table-cell office:value-type="float" office:value="514.867">
            <text:p>514.867</text:p>
          </table:table-cell>
          <table:table-cell office:value-type="float" office:value="186.135">
            <text:p>186.135</text:p>
          </table:table-cell>
        </table:table-row>
        <table:table-row table:style-name="ro1">
          <table:table-cell office:value-type="string">
            <text:p>h11&gt;h12</text:p>
          </table:table-cell>
          <table:table-cell office:value-type="float" office:value="82.567">
            <text:p>82.567</text:p>
          </table:table-cell>
          <table:table-cell office:value-type="float" office:value="209.678">
            <text:p>209.678</text:p>
          </table:table-cell>
          <table:table-cell office:value-type="float" office:value="587.868">
            <text:p>587.868</text:p>
          </table:table-cell>
          <table:table-cell office:value-type="float" office:value="218.35">
            <text:p>218.35</text:p>
          </table:table-cell>
        </table:table-row>
        <table:table-row table:style-name="ro1">
          <table:table-cell office:value-type="string">
            <text:p>h11&gt;h13</text:p>
          </table:table-cell>
          <table:table-cell office:value-type="float" office:value="82.61">
            <text:p>82.61</text:p>
          </table:table-cell>
          <table:table-cell office:value-type="float" office:value="181.241">
            <text:p>181.241</text:p>
          </table:table-cell>
          <table:table-cell office:value-type="float" office:value="474.717">
            <text:p>474.717</text:p>
          </table:table-cell>
          <table:table-cell office:value-type="float" office:value="169.439">
            <text:p>169.439</text:p>
          </table:table-cell>
        </table:table-row>
        <table:table-row table:style-name="ro1">
          <table:table-cell office:value-type="string">
            <text:p>h11&gt;h14</text:p>
          </table:table-cell>
          <table:table-cell office:value-type="float" office:value="82.301">
            <text:p>82.301</text:p>
          </table:table-cell>
          <table:table-cell office:value-type="float" office:value="200.519">
            <text:p>200.519</text:p>
          </table:table-cell>
          <table:table-cell office:value-type="float" office:value="550.242">
            <text:p>550.242</text:p>
          </table:table-cell>
          <table:table-cell office:value-type="float" office:value="201.918">
            <text:p>201.918</text:p>
          </table:table-cell>
        </table:table-row>
        <table:table-row table:style-name="ro1">
          <table:table-cell office:value-type="string">
            <text:p>h12&gt;h13</text:p>
          </table:table-cell>
          <table:table-cell office:value-type="float" office:value="82.336">
            <text:p>82.336</text:p>
          </table:table-cell>
          <table:table-cell office:value-type="float" office:value="190.646">
            <text:p>190.646</text:p>
          </table:table-cell>
          <table:table-cell office:value-type="float" office:value="511.585">
            <text:p>511.585</text:p>
          </table:table-cell>
          <table:table-cell office:value-type="float" office:value="185.298">
            <text:p>185.298</text:p>
          </table:table-cell>
        </table:table-row>
        <table:table-row table:style-name="ro1">
          <table:table-cell office:value-type="string">
            <text:p>h12&gt;h14</text:p>
          </table:table-cell>
          <table:table-cell office:value-type="float" office:value="82.35">
            <text:p>82.35</text:p>
          </table:table-cell>
          <table:table-cell office:value-type="float" office:value="190.732">
            <text:p>190.732</text:p>
          </table:table-cell>
          <table:table-cell office:value-type="float" office:value="510.192">
            <text:p>510.192</text:p>
          </table:table-cell>
          <table:table-cell office:value-type="float" office:value="184.454">
            <text:p>184.454</text:p>
          </table:table-cell>
        </table:table-row>
        <table:table-row table:style-name="ro1">
          <table:table-cell office:value-type="string">
            <text:p>h13&gt;h14</text:p>
          </table:table-cell>
          <table:table-cell office:value-type="float" office:value="81.668">
            <text:p>81.668</text:p>
          </table:table-cell>
          <table:table-cell office:value-type="float" office:value="187.505">
            <text:p>187.505</text:p>
          </table:table-cell>
          <table:table-cell office:value-type="float" office:value="501.217">
            <text:p>501.217</text:p>
          </table:table-cell>
          <table:table-cell office:value-type="float" office:value="181.124">
            <text:p>181.124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4" office:value-type="string">
            <text:p>Average:</text:p>
          </table:table-cell>
          <table:table-cell table:style-name="ce4" table:formula="of:=AVERAGE([.B4:.B108])" office:value-type="float" office:value="82.4844395604396">
            <text:p>82.4844395604</text:p>
          </table:table-cell>
          <table:table-cell table:style-name="ce4" table:formula="of:=AVERAGE([.C4:.C108])" office:value-type="float" office:value="194.570593406594">
            <text:p>194.5705934066</text:p>
          </table:table-cell>
          <table:table-cell table:style-name="ce4" table:formula="of:=AVERAGE([.D4:.D108])" office:value-type="float" office:value="527.206186813187">
            <text:p>527.2061868132</text:p>
          </table:table-cell>
          <table:table-cell table:style-name="ce4" table:formula="of:=AVERAGE([.E4:.E108])" office:value-type="float" office:value="192.050813186813">
            <text:p>192.0508131868</text:p>
          </table:table-cell>
        </table:table-row>
      </table:table>
      <table:table table:name="15 nodes Only Central has Rules" table:style-name="ta1">
        <table:table-column table:style-name="co5" table:number-columns-repeated="5" table:default-cell-style-name="ce3"/>
        <table:table-row table:style-name="ro1">
          <table:table-cell table:style-name="ce1" office:value-type="string" table:number-columns-spanned="5" table:number-rows-spanned="1">
            <text:p>Only Central Switch with Firewall Rule (Blocking: 10.0.0.1)</text:p>
          </table:table-cell>
          <table:covered-table-cell table:number-columns-repeated="4" table:style-name="ce4"/>
        </table:table-row>
        <table:table-row table:style-name="ro1">
          <table:table-cell table:style-name="ce1" office:value-type="string" table:number-columns-spanned="5" table:number-rows-spanned="1">
            <text:p>TC = 10Mbps, 10ms delay</text:p>
          </table:table-cell>
          <table:covered-table-cell table:number-columns-repeated="4" table:style-name="ce4"/>
        </table:table-row>
        <table:table-row table:style-name="ro1">
          <table:table-cell table:style-name="ce2" office:value-type="string">
            <text:p>PING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DEV</text:p>
          </table:table-cell>
        </table:table-row>
        <table:table-row table:style-name="ro1">
          <table:table-cell office:value-type="string">
            <text:p>h0&gt;h1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2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3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4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5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6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7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8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9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10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11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12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13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0&gt;h14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h1&gt;h2</text:p>
          </table:table-cell>
          <table:table-cell office:value-type="float" office:value="82.439">
            <text:p>82.439</text:p>
          </table:table-cell>
          <table:table-cell office:value-type="float" office:value="215.847">
            <text:p>215.847</text:p>
          </table:table-cell>
          <table:table-cell office:value-type="float" office:value="612.087">
            <text:p>612.087</text:p>
          </table:table-cell>
          <table:table-cell office:value-type="float" office:value="228.772">
            <text:p>228.772</text:p>
          </table:table-cell>
        </table:table-row>
        <table:table-row table:style-name="ro1">
          <table:table-cell office:value-type="string">
            <text:p>h1&gt;h3</text:p>
          </table:table-cell>
          <table:table-cell office:value-type="float" office:value="83.134">
            <text:p>83.134</text:p>
          </table:table-cell>
          <table:table-cell office:value-type="float" office:value="207.363">
            <text:p>207.363</text:p>
          </table:table-cell>
          <table:table-cell office:value-type="float" office:value="577.522">
            <text:p>577.522</text:p>
          </table:table-cell>
          <table:table-cell office:value-type="float" office:value="213.713">
            <text:p>213.713</text:p>
          </table:table-cell>
        </table:table-row>
        <table:table-row table:style-name="ro1">
          <table:table-cell office:value-type="string">
            <text:p>h1&gt;h4</text:p>
          </table:table-cell>
          <table:table-cell office:value-type="float" office:value="82.471">
            <text:p>82.471</text:p>
          </table:table-cell>
          <table:table-cell office:value-type="float" office:value="187.953">
            <text:p>187.953</text:p>
          </table:table-cell>
          <table:table-cell office:value-type="float" office:value="499.953">
            <text:p>499.953</text:p>
          </table:table-cell>
          <table:table-cell office:value-type="float" office:value="180.14">
            <text:p>180.14</text:p>
          </table:table-cell>
        </table:table-row>
        <table:table-row table:style-name="ro1">
          <table:table-cell office:value-type="string">
            <text:p>h1&gt;h5</text:p>
          </table:table-cell>
          <table:table-cell office:value-type="float" office:value="82.312">
            <text:p>82.312</text:p>
          </table:table-cell>
          <table:table-cell office:value-type="float" office:value="191.376">
            <text:p>191.376</text:p>
          </table:table-cell>
          <table:table-cell office:value-type="float" office:value="515.901">
            <text:p>515.901</text:p>
          </table:table-cell>
          <table:table-cell office:value-type="float" office:value="187.367">
            <text:p>187.367</text:p>
          </table:table-cell>
        </table:table-row>
        <table:table-row table:style-name="ro1">
          <table:table-cell office:value-type="string">
            <text:p>h1&gt;h6</text:p>
          </table:table-cell>
          <table:table-cell office:value-type="float" office:value="83.111">
            <text:p>83.111</text:p>
          </table:table-cell>
          <table:table-cell office:value-type="float" office:value="188.946">
            <text:p>188.946</text:p>
          </table:table-cell>
          <table:table-cell office:value-type="float" office:value="504.301">
            <text:p>504.301</text:p>
          </table:table-cell>
          <table:table-cell office:value-type="float" office:value="182.071">
            <text:p>182.071</text:p>
          </table:table-cell>
        </table:table-row>
        <table:table-row table:style-name="ro1">
          <table:table-cell office:value-type="string">
            <text:p>h1&gt;h7</text:p>
          </table:table-cell>
          <table:table-cell office:value-type="float" office:value="83.19">
            <text:p>83.19</text:p>
          </table:table-cell>
          <table:table-cell office:value-type="float" office:value="200.86">
            <text:p>200.86</text:p>
          </table:table-cell>
          <table:table-cell office:value-type="float" office:value="551.289">
            <text:p>551.289</text:p>
          </table:table-cell>
          <table:table-cell office:value-type="float" office:value="202.322">
            <text:p>202.322</text:p>
          </table:table-cell>
        </table:table-row>
        <table:table-row table:style-name="ro1">
          <table:table-cell office:value-type="string">
            <text:p>h1&gt;h8</text:p>
          </table:table-cell>
          <table:table-cell office:value-type="float" office:value="82.605">
            <text:p>82.605</text:p>
          </table:table-cell>
          <table:table-cell office:value-type="float" office:value="181.112">
            <text:p>181.112</text:p>
          </table:table-cell>
          <table:table-cell office:value-type="float" office:value="468.734">
            <text:p>468.734</text:p>
          </table:table-cell>
          <table:table-cell office:value-type="float" office:value="166.07">
            <text:p>166.07</text:p>
          </table:table-cell>
        </table:table-row>
        <table:table-row table:style-name="ro1">
          <table:table-cell office:value-type="string">
            <text:p>h1&gt;h9</text:p>
          </table:table-cell>
          <table:table-cell office:value-type="float" office:value="82.694">
            <text:p>82.694</text:p>
          </table:table-cell>
          <table:table-cell office:value-type="float" office:value="199.851">
            <text:p>199.851</text:p>
          </table:table-cell>
          <table:table-cell office:value-type="float" office:value="549.011">
            <text:p>549.011</text:p>
          </table:table-cell>
          <table:table-cell office:value-type="float" office:value="201.588">
            <text:p>201.588</text:p>
          </table:table-cell>
        </table:table-row>
        <table:table-row table:style-name="ro1">
          <table:table-cell office:value-type="string">
            <text:p>h1&gt;h10</text:p>
          </table:table-cell>
          <table:table-cell office:value-type="float" office:value="82.396">
            <text:p>82.396</text:p>
          </table:table-cell>
          <table:table-cell office:value-type="float" office:value="201.823">
            <text:p>201.823</text:p>
          </table:table-cell>
          <table:table-cell office:value-type="float" office:value="554.024">
            <text:p>554.024</text:p>
          </table:table-cell>
          <table:table-cell office:value-type="float" office:value="203.347">
            <text:p>203.347</text:p>
          </table:table-cell>
        </table:table-row>
        <table:table-row table:style-name="ro1">
          <table:table-cell office:value-type="string">
            <text:p>h1&gt;h11</text:p>
          </table:table-cell>
          <table:table-cell office:value-type="float" office:value="82.681">
            <text:p>82.681</text:p>
          </table:table-cell>
          <table:table-cell office:value-type="float" office:value="200.166">
            <text:p>200.166</text:p>
          </table:table-cell>
          <table:table-cell office:value-type="float" office:value="548.01">
            <text:p>548.01</text:p>
          </table:table-cell>
          <table:table-cell office:value-type="float" office:value="200.831">
            <text:p>200.831</text:p>
          </table:table-cell>
        </table:table-row>
        <table:table-row table:style-name="ro1">
          <table:table-cell office:value-type="string">
            <text:p>h1&gt;h12</text:p>
          </table:table-cell>
          <table:table-cell office:value-type="float" office:value="82.2">
            <text:p>82.2</text:p>
          </table:table-cell>
          <table:table-cell office:value-type="float" office:value="180.481">
            <text:p>180.481</text:p>
          </table:table-cell>
          <table:table-cell office:value-type="float" office:value="470.745">
            <text:p>470.745</text:p>
          </table:table-cell>
          <table:table-cell office:value-type="float" office:value="167.589">
            <text:p>167.589</text:p>
          </table:table-cell>
        </table:table-row>
        <table:table-row table:style-name="ro1">
          <table:table-cell office:value-type="string">
            <text:p>h1&gt;h13</text:p>
          </table:table-cell>
          <table:table-cell office:value-type="float" office:value="82.416">
            <text:p>82.416</text:p>
          </table:table-cell>
          <table:table-cell office:value-type="float" office:value="193.11">
            <text:p>193.11</text:p>
          </table:table-cell>
          <table:table-cell office:value-type="float" office:value="520.271">
            <text:p>520.271</text:p>
          </table:table-cell>
          <table:table-cell office:value-type="float" office:value="188.895">
            <text:p>188.895</text:p>
          </table:table-cell>
        </table:table-row>
        <table:table-row table:style-name="ro1">
          <table:table-cell office:value-type="string">
            <text:p>h1&gt;h14</text:p>
          </table:table-cell>
          <table:table-cell office:value-type="float" office:value="82.318">
            <text:p>82.318</text:p>
          </table:table-cell>
          <table:table-cell office:value-type="float" office:value="198.465">
            <text:p>198.465</text:p>
          </table:table-cell>
          <table:table-cell office:value-type="float" office:value="542.339">
            <text:p>542.339</text:p>
          </table:table-cell>
          <table:table-cell office:value-type="float" office:value="198.539">
            <text:p>198.539</text:p>
          </table:table-cell>
        </table:table-row>
        <table:table-row table:style-name="ro1">
          <table:table-cell office:value-type="string">
            <text:p>h2&gt;h3</text:p>
          </table:table-cell>
          <table:table-cell office:value-type="float" office:value="82.235">
            <text:p>82.235</text:p>
          </table:table-cell>
          <table:table-cell office:value-type="float" office:value="200.213">
            <text:p>200.213</text:p>
          </table:table-cell>
          <table:table-cell office:value-type="float" office:value="549.818">
            <text:p>549.818</text:p>
          </table:table-cell>
          <table:table-cell office:value-type="float" office:value="201.849">
            <text:p>201.849</text:p>
          </table:table-cell>
        </table:table-row>
        <table:table-row table:style-name="ro1">
          <table:table-cell office:value-type="string">
            <text:p>h2&gt;h4</text:p>
          </table:table-cell>
          <table:table-cell office:value-type="float" office:value="82.649">
            <text:p>82.649</text:p>
          </table:table-cell>
          <table:table-cell office:value-type="float" office:value="187.929">
            <text:p>187.929</text:p>
          </table:table-cell>
          <table:table-cell office:value-type="float" office:value="499.265">
            <text:p>499.265</text:p>
          </table:table-cell>
          <table:table-cell office:value-type="float" office:value="179.757">
            <text:p>179.757</text:p>
          </table:table-cell>
        </table:table-row>
        <table:table-row table:style-name="ro1">
          <table:table-cell office:value-type="string">
            <text:p>h2&gt;h5</text:p>
          </table:table-cell>
          <table:table-cell office:value-type="float" office:value="81.819">
            <text:p>81.819</text:p>
          </table:table-cell>
          <table:table-cell office:value-type="float" office:value="178.203">
            <text:p>178.203</text:p>
          </table:table-cell>
          <table:table-cell office:value-type="float" office:value="463.47">
            <text:p>463.47</text:p>
          </table:table-cell>
          <table:table-cell office:value-type="float" office:value="164.703">
            <text:p>164.703</text:p>
          </table:table-cell>
        </table:table-row>
        <table:table-row table:style-name="ro1">
          <table:table-cell office:value-type="string">
            <text:p>h2&gt;h6</text:p>
          </table:table-cell>
          <table:table-cell office:value-type="float" office:value="82.437">
            <text:p>82.437</text:p>
          </table:table-cell>
          <table:table-cell office:value-type="float" office:value="195.363">
            <text:p>195.363</text:p>
          </table:table-cell>
          <table:table-cell office:value-type="float" office:value="530.787">
            <text:p>530.787</text:p>
          </table:table-cell>
          <table:table-cell office:value-type="float" office:value="193.661">
            <text:p>193.661</text:p>
          </table:table-cell>
        </table:table-row>
        <table:table-row table:style-name="ro1">
          <table:table-cell office:value-type="string">
            <text:p>h2&gt;h7</text:p>
          </table:table-cell>
          <table:table-cell office:value-type="float" office:value="82.952">
            <text:p>82.952</text:p>
          </table:table-cell>
          <table:table-cell office:value-type="float" office:value="196.76">
            <text:p>196.76</text:p>
          </table:table-cell>
          <table:table-cell office:value-type="float" office:value="535.139">
            <text:p>535.139</text:p>
          </table:table-cell>
          <table:table-cell office:value-type="float" office:value="195.365">
            <text:p>195.365</text:p>
          </table:table-cell>
        </table:table-row>
        <table:table-row table:style-name="ro1">
          <table:table-cell office:value-type="string">
            <text:p>h2&gt;h8</text:p>
          </table:table-cell>
          <table:table-cell office:value-type="float" office:value="83.163">
            <text:p>83.163</text:p>
          </table:table-cell>
          <table:table-cell office:value-type="float" office:value="208.166">
            <text:p>208.166</text:p>
          </table:table-cell>
          <table:table-cell office:value-type="float" office:value="581.344">
            <text:p>581.344</text:p>
          </table:table-cell>
          <table:table-cell office:value-type="float" office:value="215.455">
            <text:p>215.455</text:p>
          </table:table-cell>
        </table:table-row>
        <table:table-row table:style-name="ro1">
          <table:table-cell office:value-type="string">
            <text:p>h2&gt;h9</text:p>
          </table:table-cell>
          <table:table-cell office:value-type="float" office:value="82.316">
            <text:p>82.316</text:p>
          </table:table-cell>
          <table:table-cell office:value-type="float" office:value="205.25">
            <text:p>205.25</text:p>
          </table:table-cell>
          <table:table-cell office:value-type="float" office:value="570.591">
            <text:p>570.591</text:p>
          </table:table-cell>
          <table:table-cell office:value-type="float" office:value="210.931">
            <text:p>210.931</text:p>
          </table:table-cell>
        </table:table-row>
        <table:table-row table:style-name="ro1">
          <table:table-cell office:value-type="string">
            <text:p>h2&gt;h10</text:p>
          </table:table-cell>
          <table:table-cell office:value-type="float" office:value="82.755">
            <text:p>82.755</text:p>
          </table:table-cell>
          <table:table-cell office:value-type="float" office:value="192.253">
            <text:p>192.253</text:p>
          </table:table-cell>
          <table:table-cell office:value-type="float" office:value="517.547">
            <text:p>517.547</text:p>
          </table:table-cell>
          <table:table-cell office:value-type="float" office:value="187.813">
            <text:p>187.813</text:p>
          </table:table-cell>
        </table:table-row>
        <table:table-row table:style-name="ro1">
          <table:table-cell office:value-type="string">
            <text:p>h2&gt;h11</text:p>
          </table:table-cell>
          <table:table-cell office:value-type="float" office:value="82.535">
            <text:p>82.535</text:p>
          </table:table-cell>
          <table:table-cell office:value-type="float" office:value="190.057">
            <text:p>190.057</text:p>
          </table:table-cell>
          <table:table-cell office:value-type="float" office:value="509.138">
            <text:p>509.138</text:p>
          </table:table-cell>
          <table:table-cell office:value-type="float" office:value="184.223">
            <text:p>184.223</text:p>
          </table:table-cell>
        </table:table-row>
        <table:table-row table:style-name="ro1">
          <table:table-cell office:value-type="string">
            <text:p>h2&gt;h12</text:p>
          </table:table-cell>
          <table:table-cell office:value-type="float" office:value="83.058">
            <text:p>83.058</text:p>
          </table:table-cell>
          <table:table-cell office:value-type="float" office:value="188.439">
            <text:p>188.439</text:p>
          </table:table-cell>
          <table:table-cell office:value-type="float" office:value="501.473">
            <text:p>501.473</text:p>
          </table:table-cell>
          <table:table-cell office:value-type="float" office:value="180.734">
            <text:p>180.734</text:p>
          </table:table-cell>
        </table:table-row>
        <table:table-row table:style-name="ro1">
          <table:table-cell office:value-type="string">
            <text:p>h2&gt;h13</text:p>
          </table:table-cell>
          <table:table-cell office:value-type="float" office:value="82.434">
            <text:p>82.434</text:p>
          </table:table-cell>
          <table:table-cell office:value-type="float" office:value="190.289">
            <text:p>190.289</text:p>
          </table:table-cell>
          <table:table-cell office:value-type="float" office:value="510.912">
            <text:p>510.912</text:p>
          </table:table-cell>
          <table:table-cell office:value-type="float" office:value="185.113">
            <text:p>185.113</text:p>
          </table:table-cell>
        </table:table-row>
        <table:table-row table:style-name="ro1">
          <table:table-cell office:value-type="string">
            <text:p>h2&gt;h14</text:p>
          </table:table-cell>
          <table:table-cell office:value-type="float" office:value="82.034">
            <text:p>82.034</text:p>
          </table:table-cell>
          <table:table-cell office:value-type="float" office:value="193.176">
            <text:p>193.176</text:p>
          </table:table-cell>
          <table:table-cell office:value-type="float" office:value="522.819">
            <text:p>522.819</text:p>
          </table:table-cell>
          <table:table-cell office:value-type="float" office:value="190.322">
            <text:p>190.322</text:p>
          </table:table-cell>
        </table:table-row>
        <table:table-row table:style-name="ro1">
          <table:table-cell office:value-type="string">
            <text:p>h3&gt;h4</text:p>
          </table:table-cell>
          <table:table-cell office:value-type="float" office:value="82.378">
            <text:p>82.378</text:p>
          </table:table-cell>
          <table:table-cell office:value-type="float" office:value="195.951">
            <text:p>195.951</text:p>
          </table:table-cell>
          <table:table-cell office:value-type="float" office:value="533.923">
            <text:p>533.923</text:p>
          </table:table-cell>
          <table:table-cell office:value-type="float" office:value="195.131">
            <text:p>195.131</text:p>
          </table:table-cell>
        </table:table-row>
        <table:table-row table:style-name="ro1">
          <table:table-cell office:value-type="string">
            <text:p>h3&gt;h5</text:p>
          </table:table-cell>
          <table:table-cell office:value-type="float" office:value="82.294">
            <text:p>82.294</text:p>
          </table:table-cell>
          <table:table-cell office:value-type="float" office:value="194.494">
            <text:p>194.494</text:p>
          </table:table-cell>
          <table:table-cell office:value-type="float" office:value="526.546">
            <text:p>526.546</text:p>
          </table:table-cell>
          <table:table-cell office:value-type="float" office:value="191.714">
            <text:p>191.714</text:p>
          </table:table-cell>
        </table:table-row>
        <table:table-row table:style-name="ro1">
          <table:table-cell office:value-type="string">
            <text:p>h3&gt;h6</text:p>
          </table:table-cell>
          <table:table-cell office:value-type="float" office:value="82.719">
            <text:p>82.719</text:p>
          </table:table-cell>
          <table:table-cell office:value-type="float" office:value="203.134">
            <text:p>203.134</text:p>
          </table:table-cell>
          <table:table-cell office:value-type="float" office:value="562.244">
            <text:p>562.244</text:p>
          </table:table-cell>
          <table:table-cell office:value-type="float" office:value="207.333">
            <text:p>207.333</text:p>
          </table:table-cell>
        </table:table-row>
        <table:table-row table:style-name="ro1">
          <table:table-cell office:value-type="string">
            <text:p>h3&gt;h7</text:p>
          </table:table-cell>
          <table:table-cell office:value-type="float" office:value="82.98">
            <text:p>82.98</text:p>
          </table:table-cell>
          <table:table-cell office:value-type="float" office:value="187.316">
            <text:p>187.316</text:p>
          </table:table-cell>
          <table:table-cell office:value-type="float" office:value="497.323">
            <text:p>497.323</text:p>
          </table:table-cell>
          <table:table-cell office:value-type="float" office:value="178.985">
            <text:p>178.985</text:p>
          </table:table-cell>
        </table:table-row>
        <table:table-row table:style-name="ro1">
          <table:table-cell office:value-type="string">
            <text:p>h3&gt;h8</text:p>
          </table:table-cell>
          <table:table-cell office:value-type="float" office:value="82.8">
            <text:p>82.8</text:p>
          </table:table-cell>
          <table:table-cell office:value-type="float" office:value="187.368">
            <text:p>187.368</text:p>
          </table:table-cell>
          <table:table-cell office:value-type="float" office:value="497.722">
            <text:p>497.722</text:p>
          </table:table-cell>
          <table:table-cell office:value-type="float" office:value="179.186">
            <text:p>179.186</text:p>
          </table:table-cell>
        </table:table-row>
        <table:table-row table:style-name="ro1">
          <table:table-cell office:value-type="string">
            <text:p>h3&gt;h9</text:p>
          </table:table-cell>
          <table:table-cell office:value-type="float" office:value="82.259">
            <text:p>82.259</text:p>
          </table:table-cell>
          <table:table-cell office:value-type="float" office:value="191.448">
            <text:p>191.448</text:p>
          </table:table-cell>
          <table:table-cell office:value-type="float" office:value="515.23">
            <text:p>515.23</text:p>
          </table:table-cell>
          <table:table-cell office:value-type="float" office:value="186.939">
            <text:p>186.939</text:p>
          </table:table-cell>
        </table:table-row>
        <table:table-row table:style-name="ro1">
          <table:table-cell office:value-type="string">
            <text:p>h3&gt;h10</text:p>
          </table:table-cell>
          <table:table-cell office:value-type="float" office:value="81.485">
            <text:p>81.485</text:p>
          </table:table-cell>
          <table:table-cell office:value-type="float" office:value="180.942">
            <text:p>180.942</text:p>
          </table:table-cell>
          <table:table-cell office:value-type="float" office:value="474.241">
            <text:p>474.241</text:p>
          </table:table-cell>
          <table:table-cell office:value-type="float" office:value="169.339">
            <text:p>169.339</text:p>
          </table:table-cell>
        </table:table-row>
        <table:table-row table:style-name="ro1">
          <table:table-cell office:value-type="string">
            <text:p>h3&gt;h11</text:p>
          </table:table-cell>
          <table:table-cell office:value-type="float" office:value="82.483">
            <text:p>82.483</text:p>
          </table:table-cell>
          <table:table-cell office:value-type="float" office:value="203.918">
            <text:p>203.918</text:p>
          </table:table-cell>
          <table:table-cell office:value-type="float" office:value="564.894">
            <text:p>564.894</text:p>
          </table:table-cell>
          <table:table-cell office:value-type="float" office:value="208.413">
            <text:p>208.413</text:p>
          </table:table-cell>
        </table:table-row>
        <table:table-row table:style-name="ro1">
          <table:table-cell office:value-type="string">
            <text:p>h3&gt;h12</text:p>
          </table:table-cell>
          <table:table-cell office:value-type="float" office:value="82.243">
            <text:p>82.243</text:p>
          </table:table-cell>
          <table:table-cell office:value-type="float" office:value="194.159">
            <text:p>194.159</text:p>
          </table:table-cell>
          <table:table-cell office:value-type="float" office:value="526.84">
            <text:p>526.84</text:p>
          </table:table-cell>
          <table:table-cell office:value-type="float" office:value="192.077">
            <text:p>192.077</text:p>
          </table:table-cell>
        </table:table-row>
        <table:table-row table:style-name="ro1">
          <table:table-cell office:value-type="string">
            <text:p>h3&gt;h13</text:p>
          </table:table-cell>
          <table:table-cell office:value-type="float" office:value="82.478">
            <text:p>82.478</text:p>
          </table:table-cell>
          <table:table-cell office:value-type="float" office:value="185.446">
            <text:p>185.446</text:p>
          </table:table-cell>
          <table:table-cell office:value-type="float" office:value="486.863">
            <text:p>486.863</text:p>
          </table:table-cell>
          <table:table-cell office:value-type="float" office:value="174.03">
            <text:p>174.03</text:p>
          </table:table-cell>
        </table:table-row>
        <table:table-row table:style-name="ro1">
          <table:table-cell office:value-type="string">
            <text:p>h3&gt;h14</text:p>
          </table:table-cell>
          <table:table-cell office:value-type="float" office:value="82.242">
            <text:p>82.242</text:p>
          </table:table-cell>
          <table:table-cell office:value-type="float" office:value="202.267">
            <text:p>202.267</text:p>
          </table:table-cell>
          <table:table-cell office:value-type="float" office:value="558.078">
            <text:p>558.078</text:p>
          </table:table-cell>
          <table:table-cell office:value-type="float" office:value="205.432">
            <text:p>205.432</text:p>
          </table:table-cell>
        </table:table-row>
        <table:table-row table:style-name="ro1">
          <table:table-cell office:value-type="string">
            <text:p>h4&gt;h5</text:p>
          </table:table-cell>
          <table:table-cell office:value-type="float" office:value="81.742">
            <text:p>81.742</text:p>
          </table:table-cell>
          <table:table-cell office:value-type="float" office:value="208.495">
            <text:p>208.495</text:p>
          </table:table-cell>
          <table:table-cell office:value-type="float" office:value="582.785">
            <text:p>582.785</text:p>
          </table:table-cell>
          <table:table-cell office:value-type="float" office:value="216.103">
            <text:p>216.103</text:p>
          </table:table-cell>
        </table:table-row>
        <table:table-row table:style-name="ro1">
          <table:table-cell office:value-type="string">
            <text:p>h4&gt;h6</text:p>
          </table:table-cell>
          <table:table-cell office:value-type="float" office:value="82.03">
            <text:p>82.03</text:p>
          </table:table-cell>
          <table:table-cell office:value-type="float" office:value="204.127">
            <text:p>204.127</text:p>
          </table:table-cell>
          <table:table-cell office:value-type="float" office:value="566.492">
            <text:p>566.492</text:p>
          </table:table-cell>
          <table:table-cell office:value-type="float" office:value="209.215">
            <text:p>209.215</text:p>
          </table:table-cell>
        </table:table-row>
        <table:table-row table:style-name="ro1">
          <table:table-cell office:value-type="string">
            <text:p>h4&gt;h7</text:p>
          </table:table-cell>
          <table:table-cell office:value-type="float" office:value="82.305">
            <text:p>82.305</text:p>
          </table:table-cell>
          <table:table-cell office:value-type="float" office:value="190.185">
            <text:p>190.185</text:p>
          </table:table-cell>
          <table:table-cell office:value-type="float" office:value="511.318">
            <text:p>511.318</text:p>
          </table:table-cell>
          <table:table-cell office:value-type="float" office:value="185.407">
            <text:p>185.407</text:p>
          </table:table-cell>
        </table:table-row>
        <table:table-row table:style-name="ro1">
          <table:table-cell office:value-type="string">
            <text:p>h4&gt;h8</text:p>
          </table:table-cell>
          <table:table-cell office:value-type="float" office:value="82.236">
            <text:p>82.236</text:p>
          </table:table-cell>
          <table:table-cell office:value-type="float" office:value="192.506">
            <text:p>192.506</text:p>
          </table:table-cell>
          <table:table-cell office:value-type="float" office:value="518.618">
            <text:p>518.618</text:p>
          </table:table-cell>
          <table:table-cell office:value-type="float" office:value="188.285">
            <text:p>188.285</text:p>
          </table:table-cell>
        </table:table-row>
        <table:table-row table:style-name="ro1">
          <table:table-cell office:value-type="string">
            <text:p>h4&gt;h9</text:p>
          </table:table-cell>
          <table:table-cell office:value-type="float" office:value="82.255">
            <text:p>82.255</text:p>
          </table:table-cell>
          <table:table-cell office:value-type="float" office:value="193.368">
            <text:p>193.368</text:p>
          </table:table-cell>
          <table:table-cell office:value-type="float" office:value="522.185">
            <text:p>522.185</text:p>
          </table:table-cell>
          <table:table-cell office:value-type="float" office:value="189.85">
            <text:p>189.85</text:p>
          </table:table-cell>
        </table:table-row>
        <table:table-row table:style-name="ro1">
          <table:table-cell office:value-type="string">
            <text:p>h4&gt;h10</text:p>
          </table:table-cell>
          <table:table-cell office:value-type="float" office:value="82.816">
            <text:p>82.816</text:p>
          </table:table-cell>
          <table:table-cell office:value-type="float" office:value="197.122">
            <text:p>197.122</text:p>
          </table:table-cell>
          <table:table-cell office:value-type="float" office:value="536.63">
            <text:p>536.63</text:p>
          </table:table-cell>
          <table:table-cell office:value-type="float" office:value="196.017">
            <text:p>196.017</text:p>
          </table:table-cell>
        </table:table-row>
        <table:table-row table:style-name="ro1">
          <table:table-cell office:value-type="string">
            <text:p>h4&gt;h11</text:p>
          </table:table-cell>
          <table:table-cell office:value-type="float" office:value="82.159">
            <text:p>82.159</text:p>
          </table:table-cell>
          <table:table-cell office:value-type="float" office:value="196.641">
            <text:p>196.641</text:p>
          </table:table-cell>
          <table:table-cell office:value-type="float" office:value="528.39">
            <text:p>528.39</text:p>
          </table:table-cell>
          <table:table-cell office:value-type="float" office:value="191.586">
            <text:p>191.586</text:p>
          </table:table-cell>
        </table:table-row>
        <table:table-row table:style-name="ro1">
          <table:table-cell office:value-type="string">
            <text:p>h4&gt;h12</text:p>
          </table:table-cell>
          <table:table-cell office:value-type="float" office:value="82.291">
            <text:p>82.291</text:p>
          </table:table-cell>
          <table:table-cell office:value-type="float" office:value="181.847">
            <text:p>181.847</text:p>
          </table:table-cell>
          <table:table-cell office:value-type="float" office:value="477.763">
            <text:p>477.763</text:p>
          </table:table-cell>
          <table:table-cell office:value-type="float" office:value="170.85">
            <text:p>170.85</text:p>
          </table:table-cell>
        </table:table-row>
        <table:table-row table:style-name="ro1">
          <table:table-cell office:value-type="string">
            <text:p>h4&gt;h13</text:p>
          </table:table-cell>
          <table:table-cell office:value-type="float" office:value="82.613">
            <text:p>82.613</text:p>
          </table:table-cell>
          <table:table-cell office:value-type="float" office:value="201.74">
            <text:p>201.74</text:p>
          </table:table-cell>
          <table:table-cell office:value-type="float" office:value="554.656">
            <text:p>554.656</text:p>
          </table:table-cell>
          <table:table-cell office:value-type="float" office:value="203.761">
            <text:p>203.761</text:p>
          </table:table-cell>
        </table:table-row>
        <table:table-row table:style-name="ro1">
          <table:table-cell office:value-type="string">
            <text:p>h4&gt;h14</text:p>
          </table:table-cell>
          <table:table-cell office:value-type="float" office:value="82.496">
            <text:p>82.496</text:p>
          </table:table-cell>
          <table:table-cell office:value-type="float" office:value="192.811">
            <text:p>192.811</text:p>
          </table:table-cell>
          <table:table-cell office:value-type="float" office:value="521.227">
            <text:p>521.227</text:p>
          </table:table-cell>
          <table:table-cell office:value-type="float" office:value="189.613">
            <text:p>189.613</text:p>
          </table:table-cell>
        </table:table-row>
        <table:table-row table:style-name="ro1">
          <table:table-cell office:value-type="string">
            <text:p>h5&gt;h6</text:p>
          </table:table-cell>
          <table:table-cell office:value-type="float" office:value="82.458">
            <text:p>82.458</text:p>
          </table:table-cell>
          <table:table-cell office:value-type="float" office:value="202.078">
            <text:p>202.078</text:p>
          </table:table-cell>
          <table:table-cell office:value-type="float" office:value="558.475">
            <text:p>558.475</text:p>
          </table:table-cell>
          <table:table-cell office:value-type="float" office:value="205.768">
            <text:p>205.768</text:p>
          </table:table-cell>
        </table:table-row>
        <table:table-row table:style-name="ro1">
          <table:table-cell office:value-type="string">
            <text:p>h5&gt;h7</text:p>
          </table:table-cell>
          <table:table-cell office:value-type="float" office:value="82.324">
            <text:p>82.324</text:p>
          </table:table-cell>
          <table:table-cell office:value-type="float" office:value="192.21">
            <text:p>192.21</text:p>
          </table:table-cell>
          <table:table-cell office:value-type="float" office:value="517.689">
            <text:p>517.689</text:p>
          </table:table-cell>
          <table:table-cell office:value-type="float" office:value="187.921">
            <text:p>187.921</text:p>
          </table:table-cell>
        </table:table-row>
        <table:table-row table:style-name="ro1">
          <table:table-cell office:value-type="string">
            <text:p>h5&gt;h8</text:p>
          </table:table-cell>
          <table:table-cell office:value-type="float" office:value="82.563">
            <text:p>82.563</text:p>
          </table:table-cell>
          <table:table-cell office:value-type="float" office:value="203.501">
            <text:p>203.501</text:p>
          </table:table-cell>
          <table:table-cell office:value-type="float" office:value="560.784">
            <text:p>560.784</text:p>
          </table:table-cell>
          <table:table-cell office:value-type="float" office:value="206.283">
            <text:p>206.283</text:p>
          </table:table-cell>
        </table:table-row>
        <table:table-row table:style-name="ro1">
          <table:table-cell office:value-type="string">
            <text:p>h5&gt;h9</text:p>
          </table:table-cell>
          <table:table-cell office:value-type="float" office:value="82.13">
            <text:p>82.13</text:p>
          </table:table-cell>
          <table:table-cell office:value-type="float" office:value="190.754">
            <text:p>190.754</text:p>
          </table:table-cell>
          <table:table-cell office:value-type="float" office:value="513.762">
            <text:p>513.762</text:p>
          </table:table-cell>
          <table:table-cell office:value-type="float" office:value="186.491">
            <text:p>186.491</text:p>
          </table:table-cell>
        </table:table-row>
        <table:table-row table:style-name="ro1">
          <table:table-cell office:value-type="string">
            <text:p>h5&gt;h10</text:p>
          </table:table-cell>
          <table:table-cell office:value-type="float" office:value="83.008">
            <text:p>83.008</text:p>
          </table:table-cell>
          <table:table-cell office:value-type="float" office:value="197.616">
            <text:p>197.616</text:p>
          </table:table-cell>
          <table:table-cell office:value-type="float" office:value="537.716">
            <text:p>537.716</text:p>
          </table:table-cell>
          <table:table-cell office:value-type="float" office:value="196.358">
            <text:p>196.358</text:p>
          </table:table-cell>
        </table:table-row>
        <table:table-row table:style-name="ro1">
          <table:table-cell office:value-type="string">
            <text:p>h5&gt;h11</text:p>
          </table:table-cell>
          <table:table-cell office:value-type="float" office:value="82.155">
            <text:p>82.155</text:p>
          </table:table-cell>
          <table:table-cell office:value-type="float" office:value="211.994">
            <text:p>211.994</text:p>
          </table:table-cell>
          <table:table-cell office:value-type="float" office:value="598.963">
            <text:p>598.963</text:p>
          </table:table-cell>
          <table:table-cell office:value-type="float" office:value="223.418">
            <text:p>223.418</text:p>
          </table:table-cell>
        </table:table-row>
        <table:table-row table:style-name="ro1">
          <table:table-cell office:value-type="string">
            <text:p>h5&gt;h12</text:p>
          </table:table-cell>
          <table:table-cell office:value-type="float" office:value="84.103">
            <text:p>84.103</text:p>
          </table:table-cell>
          <table:table-cell office:value-type="float" office:value="184.259">
            <text:p>184.259</text:p>
          </table:table-cell>
          <table:table-cell office:value-type="float" office:value="479.239">
            <text:p>479.239</text:p>
          </table:table-cell>
          <table:table-cell office:value-type="float" office:value="170.312">
            <text:p>170.312</text:p>
          </table:table-cell>
        </table:table-row>
        <table:table-row table:style-name="ro1">
          <table:table-cell office:value-type="string">
            <text:p>h5&gt;h13</text:p>
          </table:table-cell>
          <table:table-cell office:value-type="float" office:value="82.987">
            <text:p>82.987</text:p>
          </table:table-cell>
          <table:table-cell office:value-type="float" office:value="192.267">
            <text:p>192.267</text:p>
          </table:table-cell>
          <table:table-cell office:value-type="float" office:value="517.06">
            <text:p>517.06</text:p>
          </table:table-cell>
          <table:table-cell office:value-type="float" office:value="187.521">
            <text:p>187.521</text:p>
          </table:table-cell>
        </table:table-row>
        <table:table-row table:style-name="ro1">
          <table:table-cell office:value-type="string">
            <text:p>h5&gt;h14</text:p>
          </table:table-cell>
          <table:table-cell office:value-type="float" office:value="82.167">
            <text:p>82.167</text:p>
          </table:table-cell>
          <table:table-cell office:value-type="float" office:value="187.653">
            <text:p>187.653</text:p>
          </table:table-cell>
          <table:table-cell office:value-type="float" office:value="498.796">
            <text:p>498.796</text:p>
          </table:table-cell>
          <table:table-cell office:value-type="float" office:value="179.647">
            <text:p>179.647</text:p>
          </table:table-cell>
        </table:table-row>
        <table:table-row table:style-name="ro1">
          <table:table-cell office:value-type="string">
            <text:p>h6&gt;h7</text:p>
          </table:table-cell>
          <table:table-cell office:value-type="float" office:value="81.811">
            <text:p>81.811</text:p>
          </table:table-cell>
          <table:table-cell office:value-type="float" office:value="207.271">
            <text:p>207.271</text:p>
          </table:table-cell>
          <table:table-cell office:value-type="float" office:value="579.444">
            <text:p>579.444</text:p>
          </table:table-cell>
          <table:table-cell office:value-type="float" office:value="214.877">
            <text:p>214.877</text:p>
          </table:table-cell>
        </table:table-row>
        <table:table-row table:style-name="ro1">
          <table:table-cell office:value-type="string">
            <text:p>h6&gt;h8</text:p>
          </table:table-cell>
          <table:table-cell office:value-type="float" office:value="82.303">
            <text:p>82.303</text:p>
          </table:table-cell>
          <table:table-cell office:value-type="float" office:value="191.099">
            <text:p>191.099</text:p>
          </table:table-cell>
          <table:table-cell office:value-type="float" office:value="512.878">
            <text:p>512.878</text:p>
          </table:table-cell>
          <table:table-cell office:value-type="float" office:value="185.788">
            <text:p>185.788</text:p>
          </table:table-cell>
        </table:table-row>
        <table:table-row table:style-name="ro1">
          <table:table-cell office:value-type="string">
            <text:p>h6&gt;h9</text:p>
          </table:table-cell>
          <table:table-cell office:value-type="float" office:value="82.079">
            <text:p>82.079</text:p>
          </table:table-cell>
          <table:table-cell office:value-type="float" office:value="201.51">
            <text:p>201.51</text:p>
          </table:table-cell>
          <table:table-cell office:value-type="float" office:value="555.554">
            <text:p>555.554</text:p>
          </table:table-cell>
          <table:table-cell office:value-type="float" office:value="204.413">
            <text:p>204.413</text:p>
          </table:table-cell>
        </table:table-row>
        <table:table-row table:style-name="ro1">
          <table:table-cell office:value-type="string">
            <text:p>h6&gt;h10</text:p>
          </table:table-cell>
          <table:table-cell office:value-type="float" office:value="82.757">
            <text:p>82.757</text:p>
          </table:table-cell>
          <table:table-cell office:value-type="float" office:value="181.491">
            <text:p>181.491</text:p>
          </table:table-cell>
          <table:table-cell office:value-type="float" office:value="476.199">
            <text:p>476.199</text:p>
          </table:table-cell>
          <table:table-cell office:value-type="float" office:value="170.15">
            <text:p>170.15</text:p>
          </table:table-cell>
        </table:table-row>
        <table:table-row table:style-name="ro1">
          <table:table-cell office:value-type="string">
            <text:p>h6&gt;h11</text:p>
          </table:table-cell>
          <table:table-cell office:value-type="float" office:value="83.422">
            <text:p>83.422</text:p>
          </table:table-cell>
          <table:table-cell office:value-type="float" office:value="202.769">
            <text:p>202.769</text:p>
          </table:table-cell>
          <table:table-cell office:value-type="float" office:value="558.338">
            <text:p>558.338</text:p>
          </table:table-cell>
          <table:table-cell office:value-type="float" office:value="205.29">
            <text:p>205.29</text:p>
          </table:table-cell>
        </table:table-row>
        <table:table-row table:style-name="ro1">
          <table:table-cell office:value-type="string">
            <text:p>h6&gt;h12</text:p>
          </table:table-cell>
          <table:table-cell office:value-type="float" office:value="82.687">
            <text:p>82.687</text:p>
          </table:table-cell>
          <table:table-cell office:value-type="float" office:value="197.988">
            <text:p>197.988</text:p>
          </table:table-cell>
          <table:table-cell office:value-type="float" office:value="540.349">
            <text:p>540.349</text:p>
          </table:table-cell>
          <table:table-cell office:value-type="float" office:value="197.665">
            <text:p>197.665</text:p>
          </table:table-cell>
        </table:table-row>
        <table:table-row table:style-name="ro1">
          <table:table-cell office:value-type="string">
            <text:p>h6&gt;h13</text:p>
          </table:table-cell>
          <table:table-cell office:value-type="float" office:value="82.278">
            <text:p>82.278</text:p>
          </table:table-cell>
          <table:table-cell office:value-type="float" office:value="199.516">
            <text:p>199.516</text:p>
          </table:table-cell>
          <table:table-cell office:value-type="float" office:value="546.248">
            <text:p>546.248</text:p>
          </table:table-cell>
          <table:table-cell office:value-type="float" office:value="200.191">
            <text:p>200.191</text:p>
          </table:table-cell>
        </table:table-row>
        <table:table-row table:style-name="ro1">
          <table:table-cell office:value-type="string">
            <text:p>h6&gt;h14</text:p>
          </table:table-cell>
          <table:table-cell office:value-type="float" office:value="81.986">
            <text:p>81.986</text:p>
          </table:table-cell>
          <table:table-cell office:value-type="float" office:value="187.232">
            <text:p>187.232</text:p>
          </table:table-cell>
          <table:table-cell office:value-type="float" office:value="498.677">
            <text:p>498.677</text:p>
          </table:table-cell>
          <table:table-cell office:value-type="float" office:value="179.818">
            <text:p>179.818</text:p>
          </table:table-cell>
        </table:table-row>
        <table:table-row table:style-name="ro1">
          <table:table-cell office:value-type="string">
            <text:p>h7&gt;h8</text:p>
          </table:table-cell>
          <table:table-cell office:value-type="float" office:value="82.472">
            <text:p>82.472</text:p>
          </table:table-cell>
          <table:table-cell office:value-type="float" office:value="206.647">
            <text:p>206.647</text:p>
          </table:table-cell>
          <table:table-cell office:value-type="float" office:value="575.518">
            <text:p>575.518</text:p>
          </table:table-cell>
          <table:table-cell office:value-type="float" office:value="212.97">
            <text:p>212.97</text:p>
          </table:table-cell>
        </table:table-row>
        <table:table-row table:style-name="ro1">
          <table:table-cell office:value-type="string">
            <text:p>h7&gt;h9</text:p>
          </table:table-cell>
          <table:table-cell office:value-type="float" office:value="82.657">
            <text:p>82.657</text:p>
          </table:table-cell>
          <table:table-cell office:value-type="float" office:value="188.817">
            <text:p>188.817</text:p>
          </table:table-cell>
          <table:table-cell office:value-type="float" office:value="504.278">
            <text:p>504.278</text:p>
          </table:table-cell>
          <table:table-cell office:value-type="float" office:value="182.135">
            <text:p>182.135</text:p>
          </table:table-cell>
        </table:table-row>
        <table:table-row table:style-name="ro1">
          <table:table-cell office:value-type="string">
            <text:p>h7&gt;h10</text:p>
          </table:table-cell>
          <table:table-cell office:value-type="float" office:value="82.424">
            <text:p>82.424</text:p>
          </table:table-cell>
          <table:table-cell office:value-type="float" office:value="182.767">
            <text:p>182.767</text:p>
          </table:table-cell>
          <table:table-cell office:value-type="float" office:value="479.243">
            <text:p>479.243</text:p>
          </table:table-cell>
          <table:table-cell office:value-type="float" office:value="171.176">
            <text:p>171.176</text:p>
          </table:table-cell>
        </table:table-row>
        <table:table-row table:style-name="ro1">
          <table:table-cell office:value-type="string">
            <text:p>h7&gt;h11</text:p>
          </table:table-cell>
          <table:table-cell office:value-type="float" office:value="82.334">
            <text:p>82.334</text:p>
          </table:table-cell>
          <table:table-cell office:value-type="float" office:value="200.141">
            <text:p>200.141</text:p>
          </table:table-cell>
          <table:table-cell office:value-type="float" office:value="548.549">
            <text:p>548.549</text:p>
          </table:table-cell>
          <table:table-cell office:value-type="float" office:value="201.161">
            <text:p>201.161</text:p>
          </table:table-cell>
        </table:table-row>
        <table:table-row table:style-name="ro1">
          <table:table-cell office:value-type="string">
            <text:p>h7&gt;h12</text:p>
          </table:table-cell>
          <table:table-cell office:value-type="float" office:value="82.501">
            <text:p>82.501</text:p>
          </table:table-cell>
          <table:table-cell office:value-type="float" office:value="188.255">
            <text:p>188.255</text:p>
          </table:table-cell>
          <table:table-cell office:value-type="float" office:value="502.376">
            <text:p>502.376</text:p>
          </table:table-cell>
          <table:table-cell office:value-type="float" office:value="181.359">
            <text:p>181.359</text:p>
          </table:table-cell>
        </table:table-row>
        <table:table-row table:style-name="ro1">
          <table:table-cell office:value-type="string">
            <text:p>h7&gt;h13</text:p>
          </table:table-cell>
          <table:table-cell office:value-type="float" office:value="82.221">
            <text:p>82.221</text:p>
          </table:table-cell>
          <table:table-cell office:value-type="float" office:value="185.704">
            <text:p>185.704</text:p>
          </table:table-cell>
          <table:table-cell office:value-type="float" office:value="487.657">
            <text:p>487.657</text:p>
          </table:table-cell>
          <table:table-cell office:value-type="float" office:value="174.354">
            <text:p>174.354</text:p>
          </table:table-cell>
        </table:table-row>
        <table:table-row table:style-name="ro1">
          <table:table-cell office:value-type="string">
            <text:p>h7&gt;h14</text:p>
          </table:table-cell>
          <table:table-cell office:value-type="float" office:value="82.433">
            <text:p>82.433</text:p>
          </table:table-cell>
          <table:table-cell office:value-type="float" office:value="190.225">
            <text:p>190.225</text:p>
          </table:table-cell>
          <table:table-cell office:value-type="float" office:value="510.924">
            <text:p>510.924</text:p>
          </table:table-cell>
          <table:table-cell office:value-type="float" office:value="185.158">
            <text:p>185.158</text:p>
          </table:table-cell>
        </table:table-row>
        <table:table-row table:style-name="ro1">
          <table:table-cell office:value-type="string">
            <text:p>h8&gt;h9</text:p>
          </table:table-cell>
          <table:table-cell office:value-type="float" office:value="82.336">
            <text:p>82.336</text:p>
          </table:table-cell>
          <table:table-cell office:value-type="float" office:value="201.768">
            <text:p>201.768</text:p>
          </table:table-cell>
          <table:table-cell office:value-type="float" office:value="556.409">
            <text:p>556.409</text:p>
          </table:table-cell>
          <table:table-cell office:value-type="float" office:value="204.756">
            <text:p>204.756</text:p>
          </table:table-cell>
        </table:table-row>
        <table:table-row table:style-name="ro1">
          <table:table-cell office:value-type="string">
            <text:p>h8&gt;h10</text:p>
          </table:table-cell>
          <table:table-cell office:value-type="float" office:value="82.506">
            <text:p>82.506</text:p>
          </table:table-cell>
          <table:table-cell office:value-type="float" office:value="187.747">
            <text:p>187.747</text:p>
          </table:table-cell>
          <table:table-cell office:value-type="float" office:value="499.83">
            <text:p>499.83</text:p>
          </table:table-cell>
          <table:table-cell office:value-type="float" office:value="180.183">
            <text:p>180.183</text:p>
          </table:table-cell>
        </table:table-row>
        <table:table-row table:style-name="ro1">
          <table:table-cell office:value-type="string">
            <text:p>h8&gt;h11</text:p>
          </table:table-cell>
          <table:table-cell office:value-type="float" office:value="82.343">
            <text:p>82.343</text:p>
          </table:table-cell>
          <table:table-cell office:value-type="float" office:value="198.397">
            <text:p>198.397</text:p>
          </table:table-cell>
          <table:table-cell office:value-type="float" office:value="542.579">
            <text:p>542.579</text:p>
          </table:table-cell>
          <table:table-cell office:value-type="float" office:value="198.72">
            <text:p>198.72</text:p>
          </table:table-cell>
        </table:table-row>
        <table:table-row table:style-name="ro1">
          <table:table-cell office:value-type="string">
            <text:p>h8&gt;h12</text:p>
          </table:table-cell>
          <table:table-cell office:value-type="float" office:value="83.062">
            <text:p>83.062</text:p>
          </table:table-cell>
          <table:table-cell office:value-type="float" office:value="202.097">
            <text:p>202.097</text:p>
          </table:table-cell>
          <table:table-cell office:value-type="float" office:value="555.383">
            <text:p>555.383</text:p>
          </table:table-cell>
          <table:table-cell office:value-type="float" office:value="203.975">
            <text:p>203.975</text:p>
          </table:table-cell>
        </table:table-row>
        <table:table-row table:style-name="ro1">
          <table:table-cell office:value-type="string">
            <text:p>h8&gt;h13</text:p>
          </table:table-cell>
          <table:table-cell office:value-type="float" office:value="82.94">
            <text:p>82.94</text:p>
          </table:table-cell>
          <table:table-cell office:value-type="float" office:value="186.902">
            <text:p>186.902</text:p>
          </table:table-cell>
          <table:table-cell office:value-type="float" office:value="495.129">
            <text:p>495.129</text:p>
          </table:table-cell>
          <table:table-cell office:value-type="float" office:value="177.958">
            <text:p>177.958</text:p>
          </table:table-cell>
        </table:table-row>
        <table:table-row table:style-name="ro1">
          <table:table-cell office:value-type="string">
            <text:p>h8&gt;h14</text:p>
          </table:table-cell>
          <table:table-cell office:value-type="float" office:value="83.052">
            <text:p>83.052</text:p>
          </table:table-cell>
          <table:table-cell office:value-type="float" office:value="189.702">
            <text:p>189.702</text:p>
          </table:table-cell>
          <table:table-cell office:value-type="float" office:value="505.651">
            <text:p>505.651</text:p>
          </table:table-cell>
          <table:table-cell office:value-type="float" office:value="182.42">
            <text:p>182.42</text:p>
          </table:table-cell>
        </table:table-row>
        <table:table-row table:style-name="ro1">
          <table:table-cell office:value-type="string">
            <text:p>h9&gt;h10</text:p>
          </table:table-cell>
          <table:table-cell office:value-type="float" office:value="82.64">
            <text:p>82.64</text:p>
          </table:table-cell>
          <table:table-cell office:value-type="float" office:value="189.187">
            <text:p>189.187</text:p>
          </table:table-cell>
          <table:table-cell office:value-type="float" office:value="505.822">
            <text:p>505.822</text:p>
          </table:table-cell>
          <table:table-cell office:value-type="float" office:value="182.811">
            <text:p>182.811</text:p>
          </table:table-cell>
        </table:table-row>
        <table:table-row table:style-name="ro1">
          <table:table-cell office:value-type="string">
            <text:p>h9&gt;h11</text:p>
          </table:table-cell>
          <table:table-cell office:value-type="float" office:value="83.449">
            <text:p>83.449</text:p>
          </table:table-cell>
          <table:table-cell office:value-type="float" office:value="203.168">
            <text:p>203.168</text:p>
          </table:table-cell>
          <table:table-cell office:value-type="float" office:value="560.618">
            <text:p>560.618</text:p>
          </table:table-cell>
          <table:table-cell office:value-type="float" office:value="206.374">
            <text:p>206.374</text:p>
          </table:table-cell>
        </table:table-row>
        <table:table-row table:style-name="ro1">
          <table:table-cell office:value-type="string">
            <text:p>h9&gt;h12</text:p>
          </table:table-cell>
          <table:table-cell office:value-type="float" office:value="83.335">
            <text:p>83.335</text:p>
          </table:table-cell>
          <table:table-cell office:value-type="float" office:value="197.543">
            <text:p>197.543</text:p>
          </table:table-cell>
          <table:table-cell office:value-type="float" office:value="537.379">
            <text:p>537.379</text:p>
          </table:table-cell>
          <table:table-cell office:value-type="float" office:value="196.207">
            <text:p>196.207</text:p>
          </table:table-cell>
        </table:table-row>
        <table:table-row table:style-name="ro1">
          <table:table-cell office:value-type="string">
            <text:p>h9&gt;h13</text:p>
          </table:table-cell>
          <table:table-cell office:value-type="float" office:value="82.336">
            <text:p>82.336</text:p>
          </table:table-cell>
          <table:table-cell office:value-type="float" office:value="190.245">
            <text:p>190.245</text:p>
          </table:table-cell>
          <table:table-cell office:value-type="float" office:value="510.722">
            <text:p>510.722</text:p>
          </table:table-cell>
          <table:table-cell office:value-type="float" office:value="185.03">
            <text:p>185.03</text:p>
          </table:table-cell>
        </table:table-row>
        <table:table-row table:style-name="ro1">
          <table:table-cell office:value-type="string">
            <text:p>h9&gt;h14</text:p>
          </table:table-cell>
          <table:table-cell office:value-type="float" office:value="82.468">
            <text:p>82.468</text:p>
          </table:table-cell>
          <table:table-cell office:value-type="float" office:value="187.673">
            <text:p>187.673</text:p>
          </table:table-cell>
          <table:table-cell office:value-type="float" office:value="500.126">
            <text:p>500.126</text:p>
          </table:table-cell>
          <table:table-cell office:value-type="float" office:value="180.397">
            <text:p>180.397</text:p>
          </table:table-cell>
        </table:table-row>
        <table:table-row table:style-name="ro1">
          <table:table-cell office:value-type="string">
            <text:p>h10&gt;h11</text:p>
          </table:table-cell>
          <table:table-cell office:value-type="float" office:value="82.537">
            <text:p>82.537</text:p>
          </table:table-cell>
          <table:table-cell office:value-type="float" office:value="202.288">
            <text:p>202.288</text:p>
          </table:table-cell>
          <table:table-cell office:value-type="float" office:value="558.426">
            <text:p>558.426</text:p>
          </table:table-cell>
          <table:table-cell office:value-type="float" office:value="205.618">
            <text:p>205.618</text:p>
          </table:table-cell>
        </table:table-row>
        <table:table-row table:style-name="ro1">
          <table:table-cell office:value-type="string">
            <text:p>h10&gt;h12</text:p>
          </table:table-cell>
          <table:table-cell office:value-type="float" office:value="82.29">
            <text:p>82.29</text:p>
          </table:table-cell>
          <table:table-cell office:value-type="float" office:value="202.224">
            <text:p>202.224</text:p>
          </table:table-cell>
          <table:table-cell office:value-type="float" office:value="556.453">
            <text:p>556.453</text:p>
          </table:table-cell>
          <table:table-cell office:value-type="float" office:value="204.518">
            <text:p>204.518</text:p>
          </table:table-cell>
        </table:table-row>
        <table:table-row table:style-name="ro1">
          <table:table-cell office:value-type="string">
            <text:p>h10&gt;h13</text:p>
          </table:table-cell>
          <table:table-cell office:value-type="float" office:value="82.463">
            <text:p>82.463</text:p>
          </table:table-cell>
          <table:table-cell office:value-type="float" office:value="189.309">
            <text:p>189.309</text:p>
          </table:table-cell>
          <table:table-cell office:value-type="float" office:value="505.657">
            <text:p>505.657</text:p>
          </table:table-cell>
          <table:table-cell office:value-type="float" office:value="182.65">
            <text:p>182.65</text:p>
          </table:table-cell>
        </table:table-row>
        <table:table-row table:style-name="ro1">
          <table:table-cell office:value-type="string">
            <text:p>h10&gt;h14</text:p>
          </table:table-cell>
          <table:table-cell office:value-type="float" office:value="82.5">
            <text:p>82.5</text:p>
          </table:table-cell>
          <table:table-cell office:value-type="float" office:value="196.668">
            <text:p>196.668</text:p>
          </table:table-cell>
          <table:table-cell office:value-type="float" office:value="534.919">
            <text:p>534.919</text:p>
          </table:table-cell>
          <table:table-cell office:value-type="float" office:value="195.295">
            <text:p>195.295</text:p>
          </table:table-cell>
        </table:table-row>
        <table:table-row table:style-name="ro1">
          <table:table-cell office:value-type="string">
            <text:p>h11&gt;h12</text:p>
          </table:table-cell>
          <table:table-cell office:value-type="float" office:value="83.023">
            <text:p>83.023</text:p>
          </table:table-cell>
          <table:table-cell office:value-type="float" office:value="201.054">
            <text:p>201.054</text:p>
          </table:table-cell>
          <table:table-cell office:value-type="float" office:value="552.23">
            <text:p>552.23</text:p>
          </table:table-cell>
          <table:table-cell office:value-type="float" office:value="202.753">
            <text:p>202.753</text:p>
          </table:table-cell>
        </table:table-row>
        <table:table-row table:style-name="ro1">
          <table:table-cell office:value-type="string">
            <text:p>h11&gt;h13</text:p>
          </table:table-cell>
          <table:table-cell office:value-type="float" office:value="83.136">
            <text:p>83.136</text:p>
          </table:table-cell>
          <table:table-cell office:value-type="float" office:value="192.998">
            <text:p>192.998</text:p>
          </table:table-cell>
          <table:table-cell office:value-type="float" office:value="519.22">
            <text:p>519.22</text:p>
          </table:table-cell>
          <table:table-cell office:value-type="float" office:value="188.345">
            <text:p>188.345</text:p>
          </table:table-cell>
        </table:table-row>
        <table:table-row table:style-name="ro1">
          <table:table-cell office:value-type="string">
            <text:p>h11&gt;h14</text:p>
          </table:table-cell>
          <table:table-cell office:value-type="float" office:value="82.449">
            <text:p>82.449</text:p>
          </table:table-cell>
          <table:table-cell office:value-type="float" office:value="192.457">
            <text:p>192.457</text:p>
          </table:table-cell>
          <table:table-cell office:value-type="float" office:value="518.007">
            <text:p>518.007</text:p>
          </table:table-cell>
          <table:table-cell office:value-type="float" office:value="187.964">
            <text:p>187.964</text:p>
          </table:table-cell>
        </table:table-row>
        <table:table-row table:style-name="ro1">
          <table:table-cell office:value-type="string">
            <text:p>h12&gt;h13</text:p>
          </table:table-cell>
          <table:table-cell office:value-type="float" office:value="82.639">
            <text:p>82.639</text:p>
          </table:table-cell>
          <table:table-cell office:value-type="float" office:value="191.329">
            <text:p>191.329</text:p>
          </table:table-cell>
          <table:table-cell office:value-type="float" office:value="514.405">
            <text:p>514.405</text:p>
          </table:table-cell>
          <table:table-cell office:value-type="float" office:value="186.531">
            <text:p>186.531</text:p>
          </table:table-cell>
        </table:table-row>
        <table:table-row table:style-name="ro1">
          <table:table-cell office:value-type="string">
            <text:p>h12&gt;h14</text:p>
          </table:table-cell>
          <table:table-cell office:value-type="float" office:value="82.088">
            <text:p>82.088</text:p>
          </table:table-cell>
          <table:table-cell office:value-type="float" office:value="201.14">
            <text:p>201.14</text:p>
          </table:table-cell>
          <table:table-cell office:value-type="float" office:value="553.918">
            <text:p>553.918</text:p>
          </table:table-cell>
          <table:table-cell office:value-type="float" office:value="203.681">
            <text:p>203.681</text:p>
          </table:table-cell>
        </table:table-row>
        <table:table-row table:style-name="ro1">
          <table:table-cell office:value-type="string">
            <text:p>h13&gt;h14</text:p>
          </table:table-cell>
          <table:table-cell office:value-type="float" office:value="82.37">
            <text:p>82.37</text:p>
          </table:table-cell>
          <table:table-cell office:value-type="float" office:value="197.888">
            <text:p>197.888</text:p>
          </table:table-cell>
          <table:table-cell office:value-type="float" office:value="541.276">
            <text:p>541.276</text:p>
          </table:table-cell>
          <table:table-cell office:value-type="float" office:value="198.258">
            <text:p>198.258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4" office:value-type="string">
            <text:p>Average:</text:p>
          </table:table-cell>
          <table:table-cell table:style-name="ce4" table:formula="of:=AVERAGE([.B4:.B108])" office:value-type="float" office:value="82.5261538461539">
            <text:p>82.5261538462</text:p>
          </table:table-cell>
          <table:table-cell table:style-name="ce4" table:formula="of:=AVERAGE([.C4:.C108])" office:value-type="float" office:value="194.882241758242">
            <text:p>194.8822417582</text:p>
          </table:table-cell>
          <table:table-cell table:style-name="ce4" table:formula="of:=AVERAGE([.D4:.D108])" office:value-type="float" office:value="528.058604395604">
            <text:p>528.0586043956</text:p>
          </table:table-cell>
          <table:table-cell table:style-name="ce4" table:formula="of:=AVERAGE([.E4:.E108])" office:value-type="float" office:value="192.36378021978">
            <text:p>192.36378021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00/00/0000</text:date>, <text:time style:data-style-name="N2" text:time-value="0000-00-00T15:19:5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11-14T15:25:08</dc:date>
    <dc:creator>Cipher </dc:creator>
    <meta:editing-duration>PT12M13S</meta:editing-duration>
    <meta:editing-cycles>7</meta:editing-cycles>
    <meta:document-statistic meta:table-count="3" meta:cell-count="1610" meta:object-count="0"/>
  </office:meta>
</office:document-meta>
</file>